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3.254cm"/>
    </style:style>
    <style:style style:name="co3" style:family="table-column">
      <style:table-column-properties fo:break-before="auto" style:column-width="3.658cm"/>
    </style:style>
    <style:style style:name="co4" style:family="table-column">
      <style:table-column-properties fo:break-before="auto" style:column-width="3.552cm"/>
    </style:style>
    <style:style style:name="co5" style:family="table-column">
      <style:table-column-properties fo:break-before="auto" style:column-width="3.212cm"/>
    </style:style>
    <style:style style:name="co6" style:family="table-column">
      <style:table-column-properties fo:break-before="auto" style:column-width="3.722cm"/>
    </style:style>
    <style:style style:name="co7" style:family="table-column">
      <style:table-column-properties fo:break-before="auto" style:column-width="3.127cm"/>
    </style:style>
    <style:style style:name="co8" style:family="table-column">
      <style:table-column-properties fo:break-before="auto" style:column-width="2.087cm"/>
    </style:style>
    <style:style style:name="co9" style:family="table-column">
      <style:table-column-properties fo:break-before="auto" style:column-width="3.233cm"/>
    </style:style>
    <style:style style:name="co10" style:family="table-column">
      <style:table-column-properties fo:break-before="auto" style:column-width="3.595cm"/>
    </style:style>
    <style:style style:name="co11" style:family="table-column">
      <style:table-column-properties fo:break-before="auto" style:column-width="3.44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gregados_20230102_Luca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6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6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od_local</text:p>
          </table:table-cell>
          <table:table-cell office:value-type="string" calcext:value-type="string">
            <text:p>qtd_dom</text:p>
          </table:table-cell>
          <table:table-cell office:value-type="string" calcext:value-type="string">
            <text:p>qtd_dom_pobres</text:p>
          </table:table-cell>
          <table:table-cell office:value-type="string" calcext:value-type="string">
            <text:p>qtd_dom_vulneraveis</text:p>
          </table:table-cell>
          <table:table-cell office:value-type="string" calcext:value-type="string">
            <text:p>qtd_dom_pob_vul</text:p>
          </table:table-cell>
          <table:table-cell office:value-type="string" calcext:value-type="string">
            <text:p>qtd_pes</text:p>
          </table:table-cell>
          <table:table-cell office:value-type="string" calcext:value-type="string">
            <text:p>qtd_pes_pobres</text:p>
          </table:table-cell>
          <table:table-cell office:value-type="string" calcext:value-type="string">
            <text:p>qtd_pes_vulneraveis</text:p>
          </table:table-cell>
          <table:table-cell office:value-type="string" calcext:value-type="string">
            <text:p>qtd_pes_pob_vul</text:p>
          </table:table-cell>
          <table:table-cell office:value-type="string" calcext:value-type="string">
            <text:p>qtd_0a11</text:p>
          </table:table-cell>
          <table:table-cell office:value-type="string" calcext:value-type="string">
            <text:p>qtd_0a11_pobres</text:p>
          </table:table-cell>
          <table:table-cell office:value-type="string" calcext:value-type="string">
            <text:p>qtd_0a11_vulneraveis</text:p>
          </table:table-cell>
          <table:table-cell office:value-type="string" calcext:value-type="string">
            <text:p>qtd_0a11_pob_vul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intensidade</text:p>
          </table:table-cell>
          <table:table-cell office:value-type="string" calcext:value-type="string">
            <text:p>IPM</text:p>
          </table:table-cell>
          <table:table-cell office:value-type="string" calcext:value-type="string">
            <text:p>qtd_dom_E1</text:p>
          </table:table-cell>
          <table:table-cell office:value-type="string" calcext:value-type="string">
            <text:p>qtd_dom_E2</text:p>
          </table:table-cell>
          <table:table-cell office:value-type="string" calcext:value-type="string">
            <text:p>qtd_dom_E3</text:p>
          </table:table-cell>
          <table:table-cell office:value-type="string" calcext:value-type="string">
            <text:p>qtd_dom_S1</text:p>
          </table:table-cell>
          <table:table-cell office:value-type="string" calcext:value-type="string">
            <text:p>qtd_dom_S2</text:p>
          </table:table-cell>
          <table:table-cell office:value-type="string" calcext:value-type="string">
            <text:p>qtd_dom_S3</text:p>
          </table:table-cell>
          <table:table-cell office:value-type="string" calcext:value-type="string">
            <text:p>qtd_dom_S4</text:p>
          </table:table-cell>
          <table:table-cell office:value-type="string" calcext:value-type="string">
            <text:p>qtd_dom_T1</text:p>
          </table:table-cell>
          <table:table-cell office:value-type="string" calcext:value-type="string">
            <text:p>qtd_dom_T2</text:p>
          </table:table-cell>
          <table:table-cell office:value-type="string" calcext:value-type="string">
            <text:p>qtd_dom_T3</text:p>
          </table:table-cell>
          <table:table-cell office:value-type="string" calcext:value-type="string">
            <text:p>qtd_dom_P1</text:p>
          </table:table-cell>
          <table:table-cell office:value-type="string" calcext:value-type="string">
            <text:p>qtd_dom_P2</text:p>
          </table:table-cell>
          <table:table-cell office:value-type="string" calcext:value-type="string">
            <text:p>qtd_dom_P3</text:p>
          </table:table-cell>
          <table:table-cell office:value-type="string" calcext:value-type="string">
            <text:p>qtd_dom_P4</text:p>
          </table:table-cell>
          <table:table-cell office:value-type="string" calcext:value-type="string">
            <text:p>contr_E1</text:p>
          </table:table-cell>
          <table:table-cell office:value-type="string" calcext:value-type="string">
            <text:p>contr_E2</text:p>
          </table:table-cell>
          <table:table-cell office:value-type="string" calcext:value-type="string">
            <text:p>contr_E3</text:p>
          </table:table-cell>
          <table:table-cell office:value-type="string" calcext:value-type="string">
            <text:p>contr_S1</text:p>
          </table:table-cell>
          <table:table-cell office:value-type="string" calcext:value-type="string">
            <text:p>contr_S2</text:p>
          </table:table-cell>
          <table:table-cell office:value-type="string" calcext:value-type="string">
            <text:p>contr_S3</text:p>
          </table:table-cell>
          <table:table-cell office:value-type="string" calcext:value-type="string">
            <text:p>contr_S4</text:p>
          </table:table-cell>
          <table:table-cell office:value-type="string" calcext:value-type="string">
            <text:p>contr_T1</text:p>
          </table:table-cell>
          <table:table-cell office:value-type="string" calcext:value-type="string">
            <text:p>contr_T2</text:p>
          </table:table-cell>
          <table:table-cell office:value-type="string" calcext:value-type="string">
            <text:p>contr_T3</text:p>
          </table:table-cell>
          <table:table-cell office:value-type="string" calcext:value-type="string">
            <text:p>contr_P1</text:p>
          </table:table-cell>
          <table:table-cell office:value-type="string" calcext:value-type="string">
            <text:p>contr_P2</text:p>
          </table:table-cell>
          <table:table-cell office:value-type="string" calcext:value-type="string">
            <text:p>contr_P3</text:p>
          </table:table-cell>
          <table:table-cell office:value-type="string" calcext:value-type="string">
            <text:p>contr_P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8315.999999999" calcext:value-type="float">
            <text:p>468315,999999999</text:p>
          </table:table-cell>
          <table:table-cell office:value-type="float" office:value="216825.049064737" calcext:value-type="float">
            <text:p>216825,049064737</text:p>
          </table:table-cell>
          <table:table-cell office:value-type="float" office:value="90022.6033002991" calcext:value-type="float">
            <text:p>90022,6033002991</text:p>
          </table:table-cell>
          <table:table-cell office:value-type="float" office:value="306847.652365036" calcext:value-type="float">
            <text:p>306847,652365036</text:p>
          </table:table-cell>
          <table:table-cell office:value-type="float" office:value="1562408.99999999" calcext:value-type="float">
            <text:p>1562408,99999999</text:p>
          </table:table-cell>
          <table:table-cell office:value-type="float" office:value="823651.341785178" calcext:value-type="float">
            <text:p>823651,341785178</text:p>
          </table:table-cell>
          <table:table-cell office:value-type="float" office:value="279296.039407831" calcext:value-type="float">
            <text:p>279296,039407831</text:p>
          </table:table-cell>
          <table:table-cell office:value-type="float" office:value="1102947.38119301" calcext:value-type="float">
            <text:p>1102947,38119301</text:p>
          </table:table-cell>
          <table:table-cell office:value-type="float" office:value="328837.380415463" calcext:value-type="float">
            <text:p>328837,380415463</text:p>
          </table:table-cell>
          <table:table-cell office:value-type="float" office:value="191320.482588368" calcext:value-type="float">
            <text:p>191320,482588368</text:p>
          </table:table-cell>
          <table:table-cell office:value-type="float" office:value="56886.023959973" calcext:value-type="float">
            <text:p>56886,023959973</text:p>
          </table:table-cell>
          <table:table-cell office:value-type="float" office:value="248206.506548341" calcext:value-type="float">
            <text:p>248206,506548341</text:p>
          </table:table-cell>
          <table:table-cell office:value-type="float" office:value="46.2988770541125" calcext:value-type="float">
            <text:p>46,2988770541125</text:p>
          </table:table-cell>
          <table:table-cell office:value-type="float" office:value="42.8" calcext:value-type="float">
            <text:p>42,8</text:p>
          </table:table-cell>
          <table:table-cell office:value-type="float" office:value="19.8159193791601" calcext:value-type="float">
            <text:p>19,8159193791601</text:p>
          </table:table-cell>
          <table:table-cell office:value-type="float" office:value="21750.3935014393" calcext:value-type="float">
            <text:p>21750,3935014393</text:p>
          </table:table-cell>
          <table:table-cell office:value-type="float" office:value="35171.9205457661" calcext:value-type="float">
            <text:p>35171,9205457661</text:p>
          </table:table-cell>
          <table:table-cell office:value-type="float" office:value="170262.096153827" calcext:value-type="float">
            <text:p>170262,096153827</text:p>
          </table:table-cell>
          <table:table-cell office:value-type="float" office:value="422.671572719976" calcext:value-type="float">
            <text:p>422,671572719976</text:p>
          </table:table-cell>
          <table:table-cell office:value-type="float" office:value="185252.097644428" calcext:value-type="float">
            <text:p>185252,097644428</text:p>
          </table:table-cell>
          <table:table-cell office:value-type="float" office:value="209444.382871187" calcext:value-type="float">
            <text:p>209444,382871187</text:p>
          </table:table-cell>
          <table:table-cell office:value-type="float" office:value="110018.044572567" calcext:value-type="float">
            <text:p>110018,044572567</text:p>
          </table:table-cell>
          <table:table-cell office:value-type="float" office:value="17159.2647026596" calcext:value-type="float">
            <text:p>17159,2647026596</text:p>
          </table:table-cell>
          <table:table-cell office:value-type="float" office:value="20668.152440029" calcext:value-type="float">
            <text:p>20668,152440029</text:p>
          </table:table-cell>
          <table:table-cell office:value-type="float" office:value="134116.865365536" calcext:value-type="float">
            <text:p>134116,865365536</text:p>
          </table:table-cell>
          <table:table-cell office:value-type="float" office:value="166633.816282132" calcext:value-type="float">
            <text:p>166633,816282132</text:p>
          </table:table-cell>
          <table:table-cell office:value-type="float" office:value="61288.3209905914" calcext:value-type="float">
            <text:p>61288,3209905914</text:p>
          </table:table-cell>
          <table:table-cell office:value-type="float" office:value="184486.349323717" calcext:value-type="float">
            <text:p>184486,349323717</text:p>
          </table:table-cell>
          <table:table-cell office:value-type="float" office:value="35176.9210496118" calcext:value-type="float">
            <text:p>35176,9210496118</text:p>
          </table:table-cell>
          <table:table-cell office:value-type="float" office:value="1.95235548789934" calcext:value-type="float">
            <text:p>1,95235548789934</text:p>
          </table:table-cell>
          <table:table-cell office:value-type="float" office:value="3.15709654140013" calcext:value-type="float">
            <text:p>3,15709654140013</text:p>
          </table:table-cell>
          <table:table-cell office:value-type="float" office:value="15.2830401797177" calcext:value-type="float">
            <text:p>15,2830401797177</text:p>
          </table:table-cell>
          <table:table-cell office:value-type="float" office:value="0.0284662221861326" calcext:value-type="float">
            <text:p>0,0284662221861326</text:p>
          </table:table-cell>
          <table:table-cell office:value-type="float" office:value="12.4764183644002" calcext:value-type="float">
            <text:p>12,4764183644002</text:p>
          </table:table-cell>
          <table:table-cell office:value-type="float" office:value="14.1057282373673" calcext:value-type="float">
            <text:p>14,1057282373673</text:p>
          </table:table-cell>
          <table:table-cell office:value-type="float" office:value="7.40953095362623" calcext:value-type="float">
            <text:p>7,40953095362623</text:p>
          </table:table-cell>
          <table:table-cell office:value-type="float" office:value="1.54024728832322" calcext:value-type="float">
            <text:p>1,54024728832322</text:p>
          </table:table-cell>
          <table:table-cell office:value-type="float" office:value="1.85521153161484" calcext:value-type="float">
            <text:p>1,85521153161484</text:p>
          </table:table-cell>
          <table:table-cell office:value-type="float" office:value="12.0385775135026" calcext:value-type="float">
            <text:p>12,0385775135026</text:p>
          </table:table-cell>
          <table:table-cell office:value-type="float" office:value="11.2225083117973" calcext:value-type="float">
            <text:p>11,2225083117973</text:p>
          </table:table-cell>
          <table:table-cell office:value-type="float" office:value="4.12766572283544" calcext:value-type="float">
            <text:p>4,12766572283544</text:p>
          </table:table-cell>
          <table:table-cell office:value-type="float" office:value="12.4248464981028" calcext:value-type="float">
            <text:p>12,4248464981028</text:p>
          </table:table-cell>
          <table:table-cell office:value-type="float" office:value="2.36910668957078" calcext:value-type="float">
            <text:p>2,369106689570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3692.000000002" calcext:value-type="float">
            <text:p>193692,000000002</text:p>
          </table:table-cell>
          <table:table-cell office:value-type="float" office:value="90335.1824449359" calcext:value-type="float">
            <text:p>90335,1824449359</text:p>
          </table:table-cell>
          <table:table-cell office:value-type="float" office:value="36129.0360075047" calcext:value-type="float">
            <text:p>36129,0360075047</text:p>
          </table:table-cell>
          <table:table-cell office:value-type="float" office:value="126464.218452441" calcext:value-type="float">
            <text:p>126464,218452441</text:p>
          </table:table-cell>
          <table:table-cell office:value-type="float" office:value="733559.000000009" calcext:value-type="float">
            <text:p>733559,000000009</text:p>
          </table:table-cell>
          <table:table-cell office:value-type="float" office:value="409571.899235246" calcext:value-type="float">
            <text:p>409571,899235246</text:p>
          </table:table-cell>
          <table:table-cell office:value-type="float" office:value="119519.199827159" calcext:value-type="float">
            <text:p>119519,199827159</text:p>
          </table:table-cell>
          <table:table-cell office:value-type="float" office:value="529091.099062404" calcext:value-type="float">
            <text:p>529091,099062404</text:p>
          </table:table-cell>
          <table:table-cell office:value-type="float" office:value="196211.724623951" calcext:value-type="float">
            <text:p>196211,724623951</text:p>
          </table:table-cell>
          <table:table-cell office:value-type="float" office:value="128780.722547786" calcext:value-type="float">
            <text:p>128780,722547786</text:p>
          </table:table-cell>
          <table:table-cell office:value-type="float" office:value="28232.3557730808" calcext:value-type="float">
            <text:p>28232,3557730808</text:p>
          </table:table-cell>
          <table:table-cell office:value-type="float" office:value="157013.078320867" calcext:value-type="float">
            <text:p>157013,078320867</text:p>
          </table:table-cell>
          <table:table-cell office:value-type="float" office:value="46.6385717762918" calcext:value-type="float">
            <text:p>46,6385717762918</text:p>
          </table:table-cell>
          <table:table-cell office:value-type="float" office:value="44.52" calcext:value-type="float">
            <text:p>44,52</text:p>
          </table:table-cell>
          <table:table-cell office:value-type="float" office:value="20.7634921548051" calcext:value-type="float">
            <text:p>20,7634921548051</text:p>
          </table:table-cell>
          <table:table-cell office:value-type="float" office:value="14698.1477311517" calcext:value-type="float">
            <text:p>14698,1477311517</text:p>
          </table:table-cell>
          <table:table-cell office:value-type="float" office:value="18911.5463634735" calcext:value-type="float">
            <text:p>18911,5463634735</text:p>
          </table:table-cell>
          <table:table-cell office:value-type="float" office:value="66695.8438057773" calcext:value-type="float">
            <text:p>66695,8438057773</text:p>
          </table:table-cell>
          <table:table-cell office:value-type="float" office:value="218.280984255846" calcext:value-type="float">
            <text:p>218,280984255846</text:p>
          </table:table-cell>
          <table:table-cell office:value-type="float" office:value="65439.0178421367" calcext:value-type="float">
            <text:p>65439,0178421367</text:p>
          </table:table-cell>
          <table:table-cell office:value-type="float" office:value="73300.9562954577" calcext:value-type="float">
            <text:p>73300,9562954577</text:p>
          </table:table-cell>
          <table:table-cell office:value-type="float" office:value="42489.8490040329" calcext:value-type="float">
            <text:p>42489,8490040329</text:p>
          </table:table-cell>
          <table:table-cell office:value-type="float" office:value="6269.05122279274" calcext:value-type="float">
            <text:p>6269,05122279274</text:p>
          </table:table-cell>
          <table:table-cell office:value-type="float" office:value="10936.0167026175" calcext:value-type="float">
            <text:p>10936,0167026175</text:p>
          </table:table-cell>
          <table:table-cell office:value-type="float" office:value="51680.1532675836" calcext:value-type="float">
            <text:p>51680,1532675836</text:p>
          </table:table-cell>
          <table:table-cell office:value-type="float" office:value="79947.1505262277" calcext:value-type="float">
            <text:p>79947,1505262277</text:p>
          </table:table-cell>
          <table:table-cell office:value-type="float" office:value="47399.7107272521" calcext:value-type="float">
            <text:p>47399,7107272521</text:p>
          </table:table-cell>
          <table:table-cell office:value-type="float" office:value="81346.12855704" calcext:value-type="float">
            <text:p>81346,12855704</text:p>
          </table:table-cell>
          <table:table-cell office:value-type="float" office:value="27901.0765587958" calcext:value-type="float">
            <text:p>27901,0765587958</text:p>
          </table:table-cell>
          <table:table-cell office:value-type="float" office:value="3.04435664086204" calcext:value-type="float">
            <text:p>3,04435664086204</text:p>
          </table:table-cell>
          <table:table-cell office:value-type="float" office:value="3.9170576329552" calcext:value-type="float">
            <text:p>3,9170576329552</text:p>
          </table:table-cell>
          <table:table-cell office:value-type="float" office:value="13.8143893177556" calcext:value-type="float">
            <text:p>13,8143893177556</text:p>
          </table:table-cell>
          <table:table-cell office:value-type="float" office:value="0.0339221866209907" calcext:value-type="float">
            <text:p>0,0339221866209907</text:p>
          </table:table-cell>
          <table:table-cell office:value-type="float" office:value="10.1696195988078" calcext:value-type="float">
            <text:p>10,1696195988078</text:p>
          </table:table-cell>
          <table:table-cell office:value-type="float" office:value="11.3914124376366" calcext:value-type="float">
            <text:p>11,3914124376366</text:p>
          </table:table-cell>
          <table:table-cell office:value-type="float" office:value="6.60317980664373" calcext:value-type="float">
            <text:p>6,60317980664373</text:p>
          </table:table-cell>
          <table:table-cell office:value-type="float" office:value="1.29847842538442" calcext:value-type="float">
            <text:p>1,29847842538442</text:p>
          </table:table-cell>
          <table:table-cell office:value-type="float" office:value="2.2651245369258" calcext:value-type="float">
            <text:p>2,2651245369258</text:p>
          </table:table-cell>
          <table:table-cell office:value-type="float" office:value="10.7042615626648" calcext:value-type="float">
            <text:p>10,7042615626648</text:p>
          </table:table-cell>
          <table:table-cell office:value-type="float" office:value="12.4242712630819" calcext:value-type="float">
            <text:p>12,4242712630819</text:p>
          </table:table-cell>
          <table:table-cell office:value-type="float" office:value="7.36620204711102" calcext:value-type="float">
            <text:p>7,36620204711102</text:p>
          </table:table-cell>
          <table:table-cell office:value-type="float" office:value="12.64168091973" calcext:value-type="float">
            <text:p>12,64168091973</text:p>
          </table:table-cell>
          <table:table-cell office:value-type="float" office:value="4.33599623522255" calcext:value-type="float">
            <text:p>4,335996235222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6974.000000009" calcext:value-type="float">
            <text:p>806974,000000009</text:p>
          </table:table-cell>
          <table:table-cell office:value-type="float" office:value="314759.123239903" calcext:value-type="float">
            <text:p>314759,123239903</text:p>
          </table:table-cell>
          <table:table-cell office:value-type="float" office:value="127378.061140139" calcext:value-type="float">
            <text:p>127378,061140139</text:p>
          </table:table-cell>
          <table:table-cell office:value-type="float" office:value="442137.184380041" calcext:value-type="float">
            <text:p>442137,184380041</text:p>
          </table:table-cell>
          <table:table-cell office:value-type="float" office:value="3483985.00000002" calcext:value-type="float">
            <text:p>3483985,00000002</text:p>
          </table:table-cell>
          <table:table-cell office:value-type="float" office:value="1720346.61085516" calcext:value-type="float">
            <text:p>1720346,61085516</text:p>
          </table:table-cell>
          <table:table-cell office:value-type="float" office:value="518304.591856998" calcext:value-type="float">
            <text:p>518304,591856998</text:p>
          </table:table-cell>
          <table:table-cell office:value-type="float" office:value="2238651.20271216" calcext:value-type="float">
            <text:p>2238651,20271216</text:p>
          </table:table-cell>
          <table:table-cell office:value-type="float" office:value="922436.663744034" calcext:value-type="float">
            <text:p>922436,663744034</text:p>
          </table:table-cell>
          <table:table-cell office:value-type="float" office:value="552043.209219881" calcext:value-type="float">
            <text:p>552043,209219881</text:p>
          </table:table-cell>
          <table:table-cell office:value-type="float" office:value="130036.630428774" calcext:value-type="float">
            <text:p>130036,630428774</text:p>
          </table:table-cell>
          <table:table-cell office:value-type="float" office:value="682079.839648655" calcext:value-type="float">
            <text:p>682079,839648655</text:p>
          </table:table-cell>
          <table:table-cell office:value-type="float" office:value="39.0048654900776" calcext:value-type="float">
            <text:p>39,0048654900776</text:p>
          </table:table-cell>
          <table:table-cell office:value-type="float" office:value="46.03" calcext:value-type="float">
            <text:p>46,03</text:p>
          </table:table-cell>
          <table:table-cell office:value-type="float" office:value="17.9539395850827" calcext:value-type="float">
            <text:p>17,9539395850827</text:p>
          </table:table-cell>
          <table:table-cell office:value-type="float" office:value="58443.9147344205" calcext:value-type="float">
            <text:p>58443,9147344205</text:p>
          </table:table-cell>
          <table:table-cell office:value-type="float" office:value="97983.1887404081" calcext:value-type="float">
            <text:p>97983,1887404081</text:p>
          </table:table-cell>
          <table:table-cell office:value-type="float" office:value="227535.363453851" calcext:value-type="float">
            <text:p>227535,363453851</text:p>
          </table:table-cell>
          <table:table-cell office:value-type="float" office:value="1094.14743588221" calcext:value-type="float">
            <text:p>1094,14743588221</text:p>
          </table:table-cell>
          <table:table-cell office:value-type="float" office:value="190782.088986709" calcext:value-type="float">
            <text:p>190782,088986709</text:p>
          </table:table-cell>
          <table:table-cell office:value-type="float" office:value="263587.010650502" calcext:value-type="float">
            <text:p>263587,010650502</text:p>
          </table:table-cell>
          <table:table-cell office:value-type="float" office:value="153985.906468329" calcext:value-type="float">
            <text:p>153985,906468329</text:p>
          </table:table-cell>
          <table:table-cell office:value-type="float" office:value="28836.2596264066" calcext:value-type="float">
            <text:p>28836,2596264066</text:p>
          </table:table-cell>
          <table:table-cell office:value-type="float" office:value="49864.7454436389" calcext:value-type="float">
            <text:p>49864,7454436389</text:p>
          </table:table-cell>
          <table:table-cell office:value-type="float" office:value="185307.79440752" calcext:value-type="float">
            <text:p>185307,79440752</text:p>
          </table:table-cell>
          <table:table-cell office:value-type="float" office:value="236871.953876095" calcext:value-type="float">
            <text:p>236871,953876095</text:p>
          </table:table-cell>
          <table:table-cell office:value-type="float" office:value="217984.489919818" calcext:value-type="float">
            <text:p>217984,489919818</text:p>
          </table:table-cell>
          <table:table-cell office:value-type="float" office:value="269955.597579277" calcext:value-type="float">
            <text:p>269955,597579277</text:p>
          </table:table-cell>
          <table:table-cell office:value-type="float" office:value="120490.374876477" calcext:value-type="float">
            <text:p>120490,374876477</text:p>
          </table:table-cell>
          <table:table-cell office:value-type="float" office:value="3.36019899876205" calcext:value-type="float">
            <text:p>3,36019899876205</text:p>
          </table:table-cell>
          <table:table-cell office:value-type="float" office:value="5.63348663752542" calcext:value-type="float">
            <text:p>5,63348663752542</text:p>
          </table:table-cell>
          <table:table-cell office:value-type="float" office:value="13.0820138235932" calcext:value-type="float">
            <text:p>13,0820138235932</text:p>
          </table:table-cell>
          <table:table-cell office:value-type="float" office:value="0.0471994091899178" calcext:value-type="float">
            <text:p>0,0471994091899178</text:p>
          </table:table-cell>
          <table:table-cell office:value-type="float" office:value="8.22997119847059" calcext:value-type="float">
            <text:p>8,22997119847059</text:p>
          </table:table-cell>
          <table:table-cell office:value-type="float" office:value="11.3706350395174" calcext:value-type="float">
            <text:p>11,3706350395174</text:p>
          </table:table-cell>
          <table:table-cell office:value-type="float" office:value="6.64265488409144" calcext:value-type="float">
            <text:p>6,64265488409144</text:p>
          </table:table-cell>
          <table:table-cell office:value-type="float" office:value="1.65792403135561" calcext:value-type="float">
            <text:p>1,65792403135561</text:p>
          </table:table-cell>
          <table:table-cell office:value-type="float" office:value="2.86694463357977" calcext:value-type="float">
            <text:p>2,86694463357977</text:p>
          </table:table-cell>
          <table:table-cell office:value-type="float" office:value="10.6541642198419" calcext:value-type="float">
            <text:p>10,6541642198419</text:p>
          </table:table-cell>
          <table:table-cell office:value-type="float" office:value="10.2181990378642" calcext:value-type="float">
            <text:p>10,2181990378642</text:p>
          </table:table-cell>
          <table:table-cell office:value-type="float" office:value="9.40343028678326" calcext:value-type="float">
            <text:p>9,40343028678326</text:p>
          </table:table-cell>
          <table:table-cell office:value-type="float" office:value="11.6453635912234" calcext:value-type="float">
            <text:p>11,6453635912234</text:p>
          </table:table-cell>
          <table:table-cell office:value-type="float" office:value="5.19772228196647" calcext:value-type="float">
            <text:p>5,197722281966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7965" calcext:value-type="float">
            <text:p>117965</text:p>
          </table:table-cell>
          <table:table-cell office:value-type="float" office:value="35593.3111328194" calcext:value-type="float">
            <text:p>35593,3111328194</text:p>
          </table:table-cell>
          <table:table-cell office:value-type="float" office:value="18871.3506764422" calcext:value-type="float">
            <text:p>18871,3506764422</text:p>
          </table:table-cell>
          <table:table-cell office:value-type="float" office:value="54464.6618092616" calcext:value-type="float">
            <text:p>54464,6618092616</text:p>
          </table:table-cell>
          <table:table-cell office:value-type="float" office:value="450479.000000003" calcext:value-type="float">
            <text:p>450479,000000003</text:p>
          </table:table-cell>
          <table:table-cell office:value-type="float" office:value="177457.239386995" calcext:value-type="float">
            <text:p>177457,239386995</text:p>
          </table:table-cell>
          <table:table-cell office:value-type="float" office:value="72361.1816309939" calcext:value-type="float">
            <text:p>72361,1816309939</text:p>
          </table:table-cell>
          <table:table-cell office:value-type="float" office:value="249818.421017989" calcext:value-type="float">
            <text:p>249818,421017989</text:p>
          </table:table-cell>
          <table:table-cell office:value-type="float" office:value="118462.015900926" calcext:value-type="float">
            <text:p>118462,015900926</text:p>
          </table:table-cell>
          <table:table-cell office:value-type="float" office:value="57577.4601048359" calcext:value-type="float">
            <text:p>57577,4601048359</text:p>
          </table:table-cell>
          <table:table-cell office:value-type="float" office:value="18634.4361466031" calcext:value-type="float">
            <text:p>18634,4361466031</text:p>
          </table:table-cell>
          <table:table-cell office:value-type="float" office:value="76211.896251439" calcext:value-type="float">
            <text:p>76211,896251439</text:p>
          </table:table-cell>
          <table:table-cell office:value-type="float" office:value="30.1727725450933" calcext:value-type="float">
            <text:p>30,1727725450933</text:p>
          </table:table-cell>
          <table:table-cell office:value-type="float" office:value="44.04" calcext:value-type="float">
            <text:p>44,04</text:p>
          </table:table-cell>
          <table:table-cell office:value-type="float" office:value="13.2880890288591" calcext:value-type="float">
            <text:p>13,2880890288591</text:p>
          </table:table-cell>
          <table:table-cell office:value-type="float" office:value="6680.69087998575" calcext:value-type="float">
            <text:p>6680,69087998575</text:p>
          </table:table-cell>
          <table:table-cell office:value-type="float" office:value="9021.24129482289" calcext:value-type="float">
            <text:p>9021,24129482289</text:p>
          </table:table-cell>
          <table:table-cell office:value-type="float" office:value="24380.9909594095" calcext:value-type="float">
            <text:p>24380,9909594095</text:p>
          </table:table-cell>
          <table:table-cell office:value-type="float" office:value="94.2202776494905" calcext:value-type="float">
            <text:p>94,2202776494905</text:p>
          </table:table-cell>
          <table:table-cell office:value-type="float" office:value="18171.2965326134" calcext:value-type="float">
            <text:p>18171,2965326134</text:p>
          </table:table-cell>
          <table:table-cell office:value-type="float" office:value="29622.3023182889" calcext:value-type="float">
            <text:p>29622,3023182889</text:p>
          </table:table-cell>
          <table:table-cell office:value-type="float" office:value="20458.763590936" calcext:value-type="float">
            <text:p>20458,763590936</text:p>
          </table:table-cell>
          <table:table-cell office:value-type="float" office:value="3672.11439299637" calcext:value-type="float">
            <text:p>3672,11439299637</text:p>
          </table:table-cell>
          <table:table-cell office:value-type="float" office:value="4971.45782480481" calcext:value-type="float">
            <text:p>4971,45782480481</text:p>
          </table:table-cell>
          <table:table-cell office:value-type="float" office:value="19344.4866722341" calcext:value-type="float">
            <text:p>19344,4866722341</text:p>
          </table:table-cell>
          <table:table-cell office:value-type="float" office:value="22442.4168159058" calcext:value-type="float">
            <text:p>22442,4168159058</text:p>
          </table:table-cell>
          <table:table-cell office:value-type="float" office:value="23771.5326433611" calcext:value-type="float">
            <text:p>23771,5326433611</text:p>
          </table:table-cell>
          <table:table-cell office:value-type="float" office:value="31139.361323728" calcext:value-type="float">
            <text:p>31139,361323728</text:p>
          </table:table-cell>
          <table:table-cell office:value-type="float" office:value="14357.5574183988" calcext:value-type="float">
            <text:p>14357,5574183988</text:p>
          </table:table-cell>
          <table:table-cell office:value-type="float" office:value="3.55018248710156" calcext:value-type="float">
            <text:p>3,55018248710156</text:p>
          </table:table-cell>
          <table:table-cell office:value-type="float" office:value="4.7939731731557" calcext:value-type="float">
            <text:p>4,7939731731557</text:p>
          </table:table-cell>
          <table:table-cell office:value-type="float" office:value="12.9562898025394" calcext:value-type="float">
            <text:p>12,9562898025394</text:p>
          </table:table-cell>
          <table:table-cell office:value-type="float" office:value="0.0375671886559721" calcext:value-type="float">
            <text:p>0,0375671886559721</text:p>
          </table:table-cell>
          <table:table-cell office:value-type="float" office:value="7.24519755188804" calcext:value-type="float">
            <text:p>7,24519755188804</text:p>
          </table:table-cell>
          <table:table-cell office:value-type="float" office:value="11.8109036332416" calcext:value-type="float">
            <text:p>11,8109036332416</text:p>
          </table:table-cell>
          <table:table-cell office:value-type="float" office:value="8.15724863757904" calcext:value-type="float">
            <text:p>8,15724863757904</text:p>
          </table:table-cell>
          <table:table-cell office:value-type="float" office:value="1.95139641136593" calcext:value-type="float">
            <text:p>1,95139641136593</text:p>
          </table:table-cell>
          <table:table-cell office:value-type="float" office:value="2.64187983279713" calcext:value-type="float">
            <text:p>2,64187983279713</text:p>
          </table:table-cell>
          <table:table-cell office:value-type="float" office:value="10.2798436627981" calcext:value-type="float">
            <text:p>10,2798436627981</text:p>
          </table:table-cell>
          <table:table-cell office:value-type="float" office:value="8.94816410492346" calcext:value-type="float">
            <text:p>8,94816410492346</text:p>
          </table:table-cell>
          <table:table-cell office:value-type="float" office:value="9.47810464724918" calcext:value-type="float">
            <text:p>9,47810464724918</text:p>
          </table:table-cell>
          <table:table-cell office:value-type="float" office:value="12.4157802402878" calcext:value-type="float">
            <text:p>12,4157802402878</text:p>
          </table:table-cell>
          <table:table-cell office:value-type="float" office:value="5.72459646300838" calcext:value-type="float">
            <text:p>5,724596463008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77875.99999999" calcext:value-type="float">
            <text:p>1877875,99999999</text:p>
          </table:table-cell>
          <table:table-cell office:value-type="float" office:value="965910.959067006" calcext:value-type="float">
            <text:p>965910,959067006</text:p>
          </table:table-cell>
          <table:table-cell office:value-type="float" office:value="342439.594110878" calcext:value-type="float">
            <text:p>342439,594110878</text:p>
          </table:table-cell>
          <table:table-cell office:value-type="float" office:value="1308350.55317788" calcext:value-type="float">
            <text:p>1308350,55317788</text:p>
          </table:table-cell>
          <table:table-cell office:value-type="float" office:value="7581051" calcext:value-type="float">
            <text:p>7581051</text:p>
          </table:table-cell>
          <table:table-cell office:value-type="float" office:value="4566283.46040288" calcext:value-type="float">
            <text:p>4566283,46040288</text:p>
          </table:table-cell>
          <table:table-cell office:value-type="float" office:value="1202564.87947742" calcext:value-type="float">
            <text:p>1202564,87947742</text:p>
          </table:table-cell>
          <table:table-cell office:value-type="float" office:value="5768848.3398803" calcext:value-type="float">
            <text:p>5768848,3398803</text:p>
          </table:table-cell>
          <table:table-cell office:value-type="float" office:value="1857416.17452318" calcext:value-type="float">
            <text:p>1857416,17452318</text:p>
          </table:table-cell>
          <table:table-cell office:value-type="float" office:value="1279044.87164545" calcext:value-type="float">
            <text:p>1279044,87164545</text:p>
          </table:table-cell>
          <table:table-cell office:value-type="float" office:value="261790.807567185" calcext:value-type="float">
            <text:p>261790,807567185</text:p>
          </table:table-cell>
          <table:table-cell office:value-type="float" office:value="1540835.67921264" calcext:value-type="float">
            <text:p>1540835,67921264</text:p>
          </table:table-cell>
          <table:table-cell office:value-type="float" office:value="51.4363546404027" calcext:value-type="float">
            <text:p>51,4363546404027</text:p>
          </table:table-cell>
          <table:table-cell office:value-type="float" office:value="45.29" calcext:value-type="float">
            <text:p>45,29</text:p>
          </table:table-cell>
          <table:table-cell office:value-type="float" office:value="23.2955250166384" calcext:value-type="float">
            <text:p>23,2955250166384</text:p>
          </table:table-cell>
          <table:table-cell office:value-type="float" office:value="118755.765536782" calcext:value-type="float">
            <text:p>118755,765536782</text:p>
          </table:table-cell>
          <table:table-cell office:value-type="float" office:value="289576.293539565" calcext:value-type="float">
            <text:p>289576,293539565</text:p>
          </table:table-cell>
          <table:table-cell office:value-type="float" office:value="743605.873067319" calcext:value-type="float">
            <text:p>743605,873067319</text:p>
          </table:table-cell>
          <table:table-cell office:value-type="float" office:value="2464.82963890659" calcext:value-type="float">
            <text:p>2464,82963890659</text:p>
          </table:table-cell>
          <table:table-cell office:value-type="float" office:value="677289.46561441" calcext:value-type="float">
            <text:p>677289,46561441</text:p>
          </table:table-cell>
          <table:table-cell office:value-type="float" office:value="891982.260146868" calcext:value-type="float">
            <text:p>891982,260146868</text:p>
          </table:table-cell>
          <table:table-cell office:value-type="float" office:value="487029.171395715" calcext:value-type="float">
            <text:p>487029,171395715</text:p>
          </table:table-cell>
          <table:table-cell office:value-type="float" office:value="70001.2076546591" calcext:value-type="float">
            <text:p>70001,2076546591</text:p>
          </table:table-cell>
          <table:table-cell office:value-type="float" office:value="138403.272293783" calcext:value-type="float">
            <text:p>138403,272293783</text:p>
          </table:table-cell>
          <table:table-cell office:value-type="float" office:value="609807.907390894" calcext:value-type="float">
            <text:p>609807,907390894</text:p>
          </table:table-cell>
          <table:table-cell office:value-type="float" office:value="609964.566121446" calcext:value-type="float">
            <text:p>609964,566121446</text:p>
          </table:table-cell>
          <table:table-cell office:value-type="float" office:value="516859.405589837" calcext:value-type="float">
            <text:p>516859,405589837</text:p>
          </table:table-cell>
          <table:table-cell office:value-type="float" office:value="881594.656767445" calcext:value-type="float">
            <text:p>881594,656767445</text:p>
          </table:table-cell>
          <table:table-cell office:value-type="float" office:value="306346.733877492" calcext:value-type="float">
            <text:p>306346,733877492</text:p>
          </table:table-cell>
          <table:table-cell office:value-type="float" office:value="2.26131097635754" calcext:value-type="float">
            <text:p>2,26131097635754</text:p>
          </table:table-cell>
          <table:table-cell office:value-type="float" office:value="5.51402324016964" calcext:value-type="float">
            <text:p>5,51402324016964</text:p>
          </table:table-cell>
          <table:table-cell office:value-type="float" office:value="14.1595156685698" calcext:value-type="float">
            <text:p>14,1595156685698</text:p>
          </table:table-cell>
          <table:table-cell office:value-type="float" office:value="0.0352149852438136" calcext:value-type="float">
            <text:p>0,0352149852438136</text:p>
          </table:table-cell>
          <table:table-cell office:value-type="float" office:value="9.67642475606635" calcext:value-type="float">
            <text:p>9,67642475606635</text:p>
          </table:table-cell>
          <table:table-cell office:value-type="float" office:value="12.7437375926514" calcext:value-type="float">
            <text:p>12,7437375926514</text:p>
          </table:table-cell>
          <table:table-cell office:value-type="float" office:value="6.95817869652645" calcext:value-type="float">
            <text:p>6,95817869652645</text:p>
          </table:table-cell>
          <table:table-cell office:value-type="float" office:value="1.33294159245461" calcext:value-type="float">
            <text:p>1,33294159245461</text:p>
          </table:table-cell>
          <table:table-cell office:value-type="float" office:value="2.63543279256449" calcext:value-type="float">
            <text:p>2,63543279256449</text:p>
          </table:table-cell>
          <table:table-cell office:value-type="float" office:value="11.6117757164855" calcext:value-type="float">
            <text:p>11,6117757164855</text:p>
          </table:table-cell>
          <table:table-cell office:value-type="float" office:value="8.71455489505734" calcext:value-type="float">
            <text:p>8,71455489505734</text:p>
          </table:table-cell>
          <table:table-cell office:value-type="float" office:value="7.38436281910602" calcext:value-type="float">
            <text:p>7,38436281910602</text:p>
          </table:table-cell>
          <table:table-cell office:value-type="float" office:value="12.5953300540731" calcext:value-type="float">
            <text:p>12,5953300540731</text:p>
          </table:table-cell>
          <table:table-cell office:value-type="float" office:value="4.37677133652611" calcext:value-type="float">
            <text:p>4,376771336526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8452.999999999" calcext:value-type="float">
            <text:p>158452,999999999</text:p>
          </table:table-cell>
          <table:table-cell office:value-type="float" office:value="65971.1351319741" calcext:value-type="float">
            <text:p>65971,1351319741</text:p>
          </table:table-cell>
          <table:table-cell office:value-type="float" office:value="33308.026191527" calcext:value-type="float">
            <text:p>33308,026191527</text:p>
          </table:table-cell>
          <table:table-cell office:value-type="float" office:value="99279.1613235011" calcext:value-type="float">
            <text:p>99279,1613235011</text:p>
          </table:table-cell>
          <table:table-cell office:value-type="float" office:value="669526.000000004" calcext:value-type="float">
            <text:p>669526,000000004</text:p>
          </table:table-cell>
          <table:table-cell office:value-type="float" office:value="344874.989416318" calcext:value-type="float">
            <text:p>344874,989416318</text:p>
          </table:table-cell>
          <table:table-cell office:value-type="float" office:value="126313.180552219" calcext:value-type="float">
            <text:p>126313,180552219</text:p>
          </table:table-cell>
          <table:table-cell office:value-type="float" office:value="471188.169968537" calcext:value-type="float">
            <text:p>471188,169968537</text:p>
          </table:table-cell>
          <table:table-cell office:value-type="float" office:value="175483.371593703" calcext:value-type="float">
            <text:p>175483,371593703</text:p>
          </table:table-cell>
          <table:table-cell office:value-type="float" office:value="105121.651910227" calcext:value-type="float">
            <text:p>105121,651910227</text:p>
          </table:table-cell>
          <table:table-cell office:value-type="float" office:value="31847.6230843165" calcext:value-type="float">
            <text:p>31847,6230843165</text:p>
          </table:table-cell>
          <table:table-cell office:value-type="float" office:value="136969.274994544" calcext:value-type="float">
            <text:p>136969,274994544</text:p>
          </table:table-cell>
          <table:table-cell office:value-type="float" office:value="41.6345131565666" calcext:value-type="float">
            <text:p>41,6345131565666</text:p>
          </table:table-cell>
          <table:table-cell office:value-type="float" office:value="43.15" calcext:value-type="float">
            <text:p>43,15</text:p>
          </table:table-cell>
          <table:table-cell office:value-type="float" office:value="17.9652924270585" calcext:value-type="float">
            <text:p>17,9652924270585</text:p>
          </table:table-cell>
          <table:table-cell office:value-type="float" office:value="9609.72230959113" calcext:value-type="float">
            <text:p>9609,72230959113</text:p>
          </table:table-cell>
          <table:table-cell office:value-type="float" office:value="18909.0008818713" calcext:value-type="float">
            <text:p>18909,0008818713</text:p>
          </table:table-cell>
          <table:table-cell office:value-type="float" office:value="44377.6326000625" calcext:value-type="float">
            <text:p>44377,6326000625</text:p>
          </table:table-cell>
          <table:table-cell office:value-type="float" office:value="270.190903908887" calcext:value-type="float">
            <text:p>270,190903908887</text:p>
          </table:table-cell>
          <table:table-cell office:value-type="float" office:value="36781.0775388036" calcext:value-type="float">
            <text:p>36781,0775388036</text:p>
          </table:table-cell>
          <table:table-cell office:value-type="float" office:value="63735.1532574365" calcext:value-type="float">
            <text:p>63735,1532574365</text:p>
          </table:table-cell>
          <table:table-cell office:value-type="float" office:value="14477.7553549395" calcext:value-type="float">
            <text:p>14477,7553549395</text:p>
          </table:table-cell>
          <table:table-cell office:value-type="float" office:value="4088.36738813764" calcext:value-type="float">
            <text:p>4088,36738813764</text:p>
          </table:table-cell>
          <table:table-cell office:value-type="float" office:value="14939.6158060134" calcext:value-type="float">
            <text:p>14939,6158060134</text:p>
          </table:table-cell>
          <table:table-cell office:value-type="float" office:value="43136.6510385386" calcext:value-type="float">
            <text:p>43136,6510385386</text:p>
          </table:table-cell>
          <table:table-cell office:value-type="float" office:value="45934.8093867216" calcext:value-type="float">
            <text:p>45934,8093867216</text:p>
          </table:table-cell>
          <table:table-cell office:value-type="float" office:value="43406.6268739081" calcext:value-type="float">
            <text:p>43406,6268739081</text:p>
          </table:table-cell>
          <table:table-cell office:value-type="float" office:value="53809.2977728917" calcext:value-type="float">
            <text:p>53809,2977728917</text:p>
          </table:table-cell>
          <table:table-cell office:value-type="float" office:value="16994.0249230529" calcext:value-type="float">
            <text:p>16994,0249230529</text:p>
          </table:table-cell>
          <table:table-cell office:value-type="float" office:value="2.81203733627445" calcext:value-type="float">
            <text:p>2,81203733627445</text:p>
          </table:table-cell>
          <table:table-cell office:value-type="float" office:value="5.53323132120046" calcext:value-type="float">
            <text:p>5,53323132120046</text:p>
          </table:table-cell>
          <table:table-cell office:value-type="float" office:value="12.9859693908424" calcext:value-type="float">
            <text:p>12,9859693908424</text:p>
          </table:table-cell>
          <table:table-cell office:value-type="float" office:value="0.0593220273389182" calcext:value-type="float">
            <text:p>0,0593220273389182</text:p>
          </table:table-cell>
          <table:table-cell office:value-type="float" office:value="8.07550533991167" calcext:value-type="float">
            <text:p>8,07550533991167</text:p>
          </table:table-cell>
          <table:table-cell office:value-type="float" office:value="13.9934337140482" calcext:value-type="float">
            <text:p>13,9934337140482</text:p>
          </table:table-cell>
          <table:table-cell office:value-type="float" office:value="3.17867769250112" calcext:value-type="float">
            <text:p>3,17867769250112</text:p>
          </table:table-cell>
          <table:table-cell office:value-type="float" office:value="1.19635525038799" calcext:value-type="float">
            <text:p>1,19635525038799</text:p>
          </table:table-cell>
          <table:table-cell office:value-type="float" office:value="4.37169317516867" calcext:value-type="float">
            <text:p>4,37169317516867</text:p>
          </table:table-cell>
          <table:table-cell office:value-type="float" office:value="12.6228281498983" calcext:value-type="float">
            <text:p>12,6228281498983</text:p>
          </table:table-cell>
          <table:table-cell office:value-type="float" office:value="10.0852618605029" calcext:value-type="float">
            <text:p>10,0852618605029</text:p>
          </table:table-cell>
          <table:table-cell office:value-type="float" office:value="9.53018428397026" calcext:value-type="float">
            <text:p>9,53018428397026</text:p>
          </table:table-cell>
          <table:table-cell office:value-type="float" office:value="11.814152835611" calcext:value-type="float">
            <text:p>11,814152835611</text:p>
          </table:table-cell>
          <table:table-cell office:value-type="float" office:value="3.73113971084518" calcext:value-type="float">
            <text:p>3,731139710845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2257.000000002" calcext:value-type="float">
            <text:p>402257,000000002</text:p>
          </table:table-cell>
          <table:table-cell office:value-type="float" office:value="113293.485531086" calcext:value-type="float">
            <text:p>113293,485531086</text:p>
          </table:table-cell>
          <table:table-cell office:value-type="float" office:value="80222.4103283699" calcext:value-type="float">
            <text:p>80222,4103283699</text:p>
          </table:table-cell>
          <table:table-cell office:value-type="float" office:value="193515.895859456" calcext:value-type="float">
            <text:p>193515,895859456</text:p>
          </table:table-cell>
          <table:table-cell office:value-type="float" office:value="1383445" calcext:value-type="float">
            <text:p>1383445</text:p>
          </table:table-cell>
          <table:table-cell office:value-type="float" office:value="493167.461596326" calcext:value-type="float">
            <text:p>493167,461596326</text:p>
          </table:table-cell>
          <table:table-cell office:value-type="float" office:value="276299.55702868" calcext:value-type="float">
            <text:p>276299,55702868</text:p>
          </table:table-cell>
          <table:table-cell office:value-type="float" office:value="769467.018625006" calcext:value-type="float">
            <text:p>769467,018625006</text:p>
          </table:table-cell>
          <table:table-cell office:value-type="float" office:value="310744.683197064" calcext:value-type="float">
            <text:p>310744,683197064</text:p>
          </table:table-cell>
          <table:table-cell office:value-type="float" office:value="130544.631655789" calcext:value-type="float">
            <text:p>130544,631655789</text:p>
          </table:table-cell>
          <table:table-cell office:value-type="float" office:value="60967.9134722587" calcext:value-type="float">
            <text:p>60967,9134722587</text:p>
          </table:table-cell>
          <table:table-cell office:value-type="float" office:value="191512.545128047" calcext:value-type="float">
            <text:p>191512,545128047</text:p>
          </table:table-cell>
          <table:table-cell office:value-type="float" office:value="28.1644534541564" calcext:value-type="float">
            <text:p>28,1644534541564</text:p>
          </table:table-cell>
          <table:table-cell office:value-type="float" office:value="40.93" calcext:value-type="float">
            <text:p>40,93</text:p>
          </table:table-cell>
          <table:table-cell office:value-type="float" office:value="11.5277107987862" calcext:value-type="float">
            <text:p>11,5277107987862</text:p>
          </table:table-cell>
          <table:table-cell office:value-type="float" office:value="12497.6078599801" calcext:value-type="float">
            <text:p>12497,6078599801</text:p>
          </table:table-cell>
          <table:table-cell office:value-type="float" office:value="26455.3611521565" calcext:value-type="float">
            <text:p>26455,3611521565</text:p>
          </table:table-cell>
          <table:table-cell office:value-type="float" office:value="92260.3210082993" calcext:value-type="float">
            <text:p>92260,3210082993</text:p>
          </table:table-cell>
          <table:table-cell office:value-type="float" office:value="221.775446702859" calcext:value-type="float">
            <text:p>221,775446702859</text:p>
          </table:table-cell>
          <table:table-cell office:value-type="float" office:value="62065.9986264813" calcext:value-type="float">
            <text:p>62065,9986264813</text:p>
          </table:table-cell>
          <table:table-cell office:value-type="float" office:value="90625.2380248466" calcext:value-type="float">
            <text:p>90625,2380248466</text:p>
          </table:table-cell>
          <table:table-cell office:value-type="float" office:value="68198.516170074" calcext:value-type="float">
            <text:p>68198,516170074</text:p>
          </table:table-cell>
          <table:table-cell office:value-type="float" office:value="8354.6618397527" calcext:value-type="float">
            <text:p>8354,6618397527</text:p>
          </table:table-cell>
          <table:table-cell office:value-type="float" office:value="16595.2419845592" calcext:value-type="float">
            <text:p>16595,2419845592</text:p>
          </table:table-cell>
          <table:table-cell office:value-type="float" office:value="67917.108037712" calcext:value-type="float">
            <text:p>67917,108037712</text:p>
          </table:table-cell>
          <table:table-cell office:value-type="float" office:value="27669.5595611095" calcext:value-type="float">
            <text:p>27669,5595611095</text:p>
          </table:table-cell>
          <table:table-cell office:value-type="float" office:value="50042.7246339735" calcext:value-type="float">
            <text:p>50042,7246339735</text:p>
          </table:table-cell>
          <table:table-cell office:value-type="float" office:value="110079.411199757" calcext:value-type="float">
            <text:p>110079,411199757</text:p>
          </table:table-cell>
          <table:table-cell office:value-type="float" office:value="34374.8118202836" calcext:value-type="float">
            <text:p>34374,8118202836</text:p>
          </table:table-cell>
          <table:table-cell office:value-type="float" office:value="2.24504583528445" calcext:value-type="float">
            <text:p>2,24504583528445</text:p>
          </table:table-cell>
          <table:table-cell office:value-type="float" office:value="4.75238934050611" calcext:value-type="float">
            <text:p>4,75238934050611</text:p>
          </table:table-cell>
          <table:table-cell office:value-type="float" office:value="16.5734636389862" calcext:value-type="float">
            <text:p>16,5734636389862</text:p>
          </table:table-cell>
          <table:table-cell office:value-type="float" office:value="0.0298914372263218" calcext:value-type="float">
            <text:p>0,0298914372263218</text:p>
          </table:table-cell>
          <table:table-cell office:value-type="float" office:value="8.36540712425278" calcext:value-type="float">
            <text:p>8,36540712425278</text:p>
          </table:table-cell>
          <table:table-cell office:value-type="float" office:value="12.2146912736001" calcext:value-type="float">
            <text:p>12,2146912736001</text:p>
          </table:table-cell>
          <table:table-cell office:value-type="float" office:value="9.19196284049139" calcext:value-type="float">
            <text:p>9,19196284049139</text:p>
          </table:table-cell>
          <table:table-cell office:value-type="float" office:value="1.50081511427552" calcext:value-type="float">
            <text:p>1,50081511427552</text:p>
          </table:table-cell>
          <table:table-cell office:value-type="float" office:value="2.98113681597235" calcext:value-type="float">
            <text:p>2,98113681597235</text:p>
          </table:table-cell>
          <table:table-cell office:value-type="float" office:value="12.2004964672393" calcext:value-type="float">
            <text:p>12,2004964672393</text:p>
          </table:table-cell>
          <table:table-cell office:value-type="float" office:value="3.72937092449655" calcext:value-type="float">
            <text:p>3,72937092449655</text:p>
          </table:table-cell>
          <table:table-cell office:value-type="float" office:value="6.74488084352596" calcext:value-type="float">
            <text:p>6,74488084352596</text:p>
          </table:table-cell>
          <table:table-cell office:value-type="float" office:value="14.8367723240193" calcext:value-type="float">
            <text:p>14,8367723240193</text:p>
          </table:table-cell>
          <table:table-cell office:value-type="float" office:value="4.63312122675745" calcext:value-type="float">
            <text:p>4,633121226757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61659" calcext:value-type="float">
            <text:p>1661659</text:p>
          </table:table-cell>
          <table:table-cell office:value-type="float" office:value="789599.184743887" calcext:value-type="float">
            <text:p>789599,184743887</text:p>
          </table:table-cell>
          <table:table-cell office:value-type="float" office:value="331383.127161766" calcext:value-type="float">
            <text:p>331383,127161766</text:p>
          </table:table-cell>
          <table:table-cell office:value-type="float" office:value="1120982.31190565" calcext:value-type="float">
            <text:p>1120982,31190565</text:p>
          </table:table-cell>
          <table:table-cell office:value-type="float" office:value="6574788.99999998" calcext:value-type="float">
            <text:p>6574788,99999998</text:p>
          </table:table-cell>
          <table:table-cell office:value-type="float" office:value="3701272.85411089" calcext:value-type="float">
            <text:p>3701272,85411089</text:p>
          </table:table-cell>
          <table:table-cell office:value-type="float" office:value="1167374.26994066" calcext:value-type="float">
            <text:p>1167374,26994066</text:p>
          </table:table-cell>
          <table:table-cell office:value-type="float" office:value="4868647.12405155" calcext:value-type="float">
            <text:p>4868647,12405155</text:p>
          </table:table-cell>
          <table:table-cell office:value-type="float" office:value="1604156.06726721" calcext:value-type="float">
            <text:p>1604156,06726721</text:p>
          </table:table-cell>
          <table:table-cell office:value-type="float" office:value="1047079.93246016" calcext:value-type="float">
            <text:p>1047079,93246016</text:p>
          </table:table-cell>
          <table:table-cell office:value-type="float" office:value="253917.411987556" calcext:value-type="float">
            <text:p>253917,411987556</text:p>
          </table:table-cell>
          <table:table-cell office:value-type="float" office:value="1300997.34444771" calcext:value-type="float">
            <text:p>1300997,34444771</text:p>
          </table:table-cell>
          <table:table-cell office:value-type="float" office:value="47.5187258483172" calcext:value-type="float">
            <text:p>47,5187258483172</text:p>
          </table:table-cell>
          <table:table-cell office:value-type="float" office:value="43.43" calcext:value-type="float">
            <text:p>43,43</text:p>
          </table:table-cell>
          <table:table-cell office:value-type="float" office:value="20.6373826359241" calcext:value-type="float">
            <text:p>20,6373826359241</text:p>
          </table:table-cell>
          <table:table-cell office:value-type="float" office:value="82009.425931266" calcext:value-type="float">
            <text:p>82009,425931266</text:p>
          </table:table-cell>
          <table:table-cell office:value-type="float" office:value="207978.621588932" calcext:value-type="float">
            <text:p>207978,621588932</text:p>
          </table:table-cell>
          <table:table-cell office:value-type="float" office:value="626279.817911767" calcext:value-type="float">
            <text:p>626279,817911767</text:p>
          </table:table-cell>
          <table:table-cell office:value-type="float" office:value="2530.27333319235" calcext:value-type="float">
            <text:p>2530,27333319235</text:p>
          </table:table-cell>
          <table:table-cell office:value-type="float" office:value="437609.691310369" calcext:value-type="float">
            <text:p>437609,691310369</text:p>
          </table:table-cell>
          <table:table-cell office:value-type="float" office:value="617011.479971145" calcext:value-type="float">
            <text:p>617011,479971145</text:p>
          </table:table-cell>
          <table:table-cell office:value-type="float" office:value="573920.582181378" calcext:value-type="float">
            <text:p>573920,582181378</text:p>
          </table:table-cell>
          <table:table-cell office:value-type="float" office:value="54680.4344738775" calcext:value-type="float">
            <text:p>54680,4344738775</text:p>
          </table:table-cell>
          <table:table-cell office:value-type="float" office:value="97718.8958132155" calcext:value-type="float">
            <text:p>97718,8958132155</text:p>
          </table:table-cell>
          <table:table-cell office:value-type="float" office:value="444851.686758806" calcext:value-type="float">
            <text:p>444851,686758806</text:p>
          </table:table-cell>
          <table:table-cell office:value-type="float" office:value="348918.801063931" calcext:value-type="float">
            <text:p>348918,801063931</text:p>
          </table:table-cell>
          <table:table-cell office:value-type="float" office:value="382324.595840491" calcext:value-type="float">
            <text:p>382324,595840491</text:p>
          </table:table-cell>
          <table:table-cell office:value-type="float" office:value="769254.043942884" calcext:value-type="float">
            <text:p>769254,043942884</text:p>
          </table:table-cell>
          <table:table-cell office:value-type="float" office:value="338482.291693775" calcext:value-type="float">
            <text:p>338482,291693775</text:p>
          </table:table-cell>
          <table:table-cell office:value-type="float" office:value="1.99210512434035" calcext:value-type="float">
            <text:p>1,99210512434035</text:p>
          </table:table-cell>
          <table:table-cell office:value-type="float" office:value="5.0520446048214" calcext:value-type="float">
            <text:p>5,0520446048214</text:p>
          </table:table-cell>
          <table:table-cell office:value-type="float" office:value="15.2130711849956" calcext:value-type="float">
            <text:p>15,2130711849956</text:p>
          </table:table-cell>
          <table:table-cell office:value-type="float" office:value="0.0461159261643632" calcext:value-type="float">
            <text:p>0,0461159261643632</text:p>
          </table:table-cell>
          <table:table-cell office:value-type="float" office:value="7.97572971605302" calcext:value-type="float">
            <text:p>7,97572971605302</text:p>
          </table:table-cell>
          <table:table-cell office:value-type="float" office:value="11.2454474699041" calcext:value-type="float">
            <text:p>11,2454474699041</text:p>
          </table:table-cell>
          <table:table-cell office:value-type="float" office:value="10.4600869972781" calcext:value-type="float">
            <text:p>10,4600869972781</text:p>
          </table:table-cell>
          <table:table-cell office:value-type="float" office:value="1.3282518744597" calcext:value-type="float">
            <text:p>1,3282518744597</text:p>
          </table:table-cell>
          <table:table-cell office:value-type="float" office:value="2.37370656950509" calcext:value-type="float">
            <text:p>2,37370656950509</text:p>
          </table:table-cell>
          <table:table-cell office:value-type="float" office:value="10.8059691273343" calcext:value-type="float">
            <text:p>10,8059691273343</text:p>
          </table:table-cell>
          <table:table-cell office:value-type="float" office:value="6.35927884001422" calcext:value-type="float">
            <text:p>6,35927884001422</text:p>
          </table:table-cell>
          <table:table-cell office:value-type="float" office:value="6.96812182356418" calcext:value-type="float">
            <text:p>6,96812182356418</text:p>
          </table:table-cell>
          <table:table-cell office:value-type="float" office:value="14.0201701637311" calcext:value-type="float">
            <text:p>14,0201701637311</text:p>
          </table:table-cell>
          <table:table-cell office:value-type="float" office:value="6.16906646682347" calcext:value-type="float">
            <text:p>6,169066466823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52506.000000001" calcext:value-type="float">
            <text:p>852506,000000001</text:p>
          </table:table-cell>
          <table:table-cell office:value-type="float" office:value="338312.889729598" calcext:value-type="float">
            <text:p>338312,889729598</text:p>
          </table:table-cell>
          <table:table-cell office:value-type="float" office:value="190377.44396407" calcext:value-type="float">
            <text:p>190377,44396407</text:p>
          </table:table-cell>
          <table:table-cell office:value-type="float" office:value="528690.333693668" calcext:value-type="float">
            <text:p>528690,333693668</text:p>
          </table:table-cell>
          <table:table-cell office:value-type="float" office:value="3118359.99999995" calcext:value-type="float">
            <text:p>3118359,99999995</text:p>
          </table:table-cell>
          <table:table-cell office:value-type="float" office:value="1483982.63876279" calcext:value-type="float">
            <text:p>1483982,63876279</text:p>
          </table:table-cell>
          <table:table-cell office:value-type="float" office:value="651147.737590079" calcext:value-type="float">
            <text:p>651147,737590079</text:p>
          </table:table-cell>
          <table:table-cell office:value-type="float" office:value="2135130.37635287" calcext:value-type="float">
            <text:p>2135130,37635287</text:p>
          </table:table-cell>
          <table:table-cell office:value-type="float" office:value="640212.225488713" calcext:value-type="float">
            <text:p>640212,225488713</text:p>
          </table:table-cell>
          <table:table-cell office:value-type="float" office:value="361508.71582507" calcext:value-type="float">
            <text:p>361508,71582507</text:p>
          </table:table-cell>
          <table:table-cell office:value-type="float" office:value="120202.942397214" calcext:value-type="float">
            <text:p>120202,942397214</text:p>
          </table:table-cell>
          <table:table-cell office:value-type="float" office:value="481711.658222284" calcext:value-type="float">
            <text:p>481711,658222284</text:p>
          </table:table-cell>
          <table:table-cell office:value-type="float" office:value="39.6845171447002" calcext:value-type="float">
            <text:p>39,6845171447002</text:p>
          </table:table-cell>
          <table:table-cell office:value-type="float" office:value="41.56" calcext:value-type="float">
            <text:p>41,56</text:p>
          </table:table-cell>
          <table:table-cell office:value-type="float" office:value="16.4928853253374" calcext:value-type="float">
            <text:p>16,4928853253374</text:p>
          </table:table-cell>
          <table:table-cell office:value-type="float" office:value="28647.2037141705" calcext:value-type="float">
            <text:p>28647,2037141705</text:p>
          </table:table-cell>
          <table:table-cell office:value-type="float" office:value="100951.490680783" calcext:value-type="float">
            <text:p>100951,490680783</text:p>
          </table:table-cell>
          <table:table-cell office:value-type="float" office:value="296521.691238606" calcext:value-type="float">
            <text:p>296521,691238606</text:p>
          </table:table-cell>
          <table:table-cell office:value-type="float" office:value="609.82695618959" calcext:value-type="float">
            <text:p>609,82695618959</text:p>
          </table:table-cell>
          <table:table-cell office:value-type="float" office:value="182757.28047592" calcext:value-type="float">
            <text:p>182757,28047592</text:p>
          </table:table-cell>
          <table:table-cell office:value-type="float" office:value="222592.177464668" calcext:value-type="float">
            <text:p>222592,177464668</text:p>
          </table:table-cell>
          <table:table-cell office:value-type="float" office:value="239047.239349635" calcext:value-type="float">
            <text:p>239047,239349635</text:p>
          </table:table-cell>
          <table:table-cell office:value-type="float" office:value="24064.6371352096" calcext:value-type="float">
            <text:p>24064,6371352096</text:p>
          </table:table-cell>
          <table:table-cell office:value-type="float" office:value="44731.874899083" calcext:value-type="float">
            <text:p>44731,874899083</text:p>
          </table:table-cell>
          <table:table-cell office:value-type="float" office:value="192199.324170772" calcext:value-type="float">
            <text:p>192199,324170772</text:p>
          </table:table-cell>
          <table:table-cell office:value-type="float" office:value="74415.0775854232" calcext:value-type="float">
            <text:p>74415,0775854232</text:p>
          </table:table-cell>
          <table:table-cell office:value-type="float" office:value="136898.300376772" calcext:value-type="float">
            <text:p>136898,300376772</text:p>
          </table:table-cell>
          <table:table-cell office:value-type="float" office:value="332815.683575006" calcext:value-type="float">
            <text:p>332815,683575006</text:p>
          </table:table-cell>
          <table:table-cell office:value-type="float" office:value="144793.399777722" calcext:value-type="float">
            <text:p>144793,399777722</text:p>
          </table:table-cell>
          <table:table-cell office:value-type="float" office:value="1.6972005122998" calcext:value-type="float">
            <text:p>1,6972005122998</text:p>
          </table:table-cell>
          <table:table-cell office:value-type="float" office:value="5.98086024068386" calcext:value-type="float">
            <text:p>5,98086024068386</text:p>
          </table:table-cell>
          <table:table-cell office:value-type="float" office:value="17.5673958023773" calcext:value-type="float">
            <text:p>17,5673958023773</text:p>
          </table:table-cell>
          <table:table-cell office:value-type="float" office:value="0.0271076925492921" calcext:value-type="float">
            <text:p>0,0271076925492921</text:p>
          </table:table-cell>
          <table:table-cell office:value-type="float" office:value="8.1238261444543" calcext:value-type="float">
            <text:p>8,1238261444543</text:p>
          </table:table-cell>
          <table:table-cell office:value-type="float" office:value="9.89454508257878" calcext:value-type="float">
            <text:p>9,89454508257878</text:p>
          </table:table-cell>
          <table:table-cell office:value-type="float" office:value="10.6259964458382" calcext:value-type="float">
            <text:p>10,6259964458382</text:p>
          </table:table-cell>
          <table:table-cell office:value-type="float" office:value="1.42570684670293" calcext:value-type="float">
            <text:p>1,42570684670293</text:p>
          </table:table-cell>
          <table:table-cell office:value-type="float" office:value="2.65013513194311" calcext:value-type="float">
            <text:p>2,65013513194311</text:p>
          </table:table-cell>
          <table:table-cell office:value-type="float" office:value="11.3868283515906" calcext:value-type="float">
            <text:p>11,3868283515906</text:p>
          </table:table-cell>
          <table:table-cell office:value-type="float" office:value="3.30785811244171" calcext:value-type="float">
            <text:p>3,30785811244171</text:p>
          </table:table-cell>
          <table:table-cell office:value-type="float" office:value="6.08532797618816" calcext:value-type="float">
            <text:p>6,08532797618816</text:p>
          </table:table-cell>
          <table:table-cell office:value-type="float" office:value="14.794139770904" calcext:value-type="float">
            <text:p>14,794139770904</text:p>
          </table:table-cell>
          <table:table-cell office:value-type="float" office:value="6.43627659371779" calcext:value-type="float">
            <text:p>6,436276593717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80173" calcext:value-type="float">
            <text:p>2380173</text:p>
          </table:table-cell>
          <table:table-cell office:value-type="float" office:value="717702.477529646" calcext:value-type="float">
            <text:p>717702,477529646</text:p>
          </table:table-cell>
          <table:table-cell office:value-type="float" office:value="447749.493655801" calcext:value-type="float">
            <text:p>447749,493655801</text:p>
          </table:table-cell>
          <table:table-cell office:value-type="float" office:value="1165451.97118545" calcext:value-type="float">
            <text:p>1165451,97118545</text:p>
          </table:table-cell>
          <table:table-cell office:value-type="float" office:value="8452381.00000009" calcext:value-type="float">
            <text:p>8452381,00000009</text:p>
          </table:table-cell>
          <table:table-cell office:value-type="float" office:value="3196335.74254395" calcext:value-type="float">
            <text:p>3196335,74254395</text:p>
          </table:table-cell>
          <table:table-cell office:value-type="float" office:value="1577470.55996262" calcext:value-type="float">
            <text:p>1577470,55996262</text:p>
          </table:table-cell>
          <table:table-cell office:value-type="float" office:value="4773806.30250657" calcext:value-type="float">
            <text:p>4773806,30250657</text:p>
          </table:table-cell>
          <table:table-cell office:value-type="float" office:value="1670926.61010436" calcext:value-type="float">
            <text:p>1670926,61010436</text:p>
          </table:table-cell>
          <table:table-cell office:value-type="float" office:value="759943.753145663" calcext:value-type="float">
            <text:p>759943,753145663</text:p>
          </table:table-cell>
          <table:table-cell office:value-type="float" office:value="311212.744414877" calcext:value-type="float">
            <text:p>311212,744414877</text:p>
          </table:table-cell>
          <table:table-cell office:value-type="float" office:value="1071156.49756054" calcext:value-type="float">
            <text:p>1071156,49756054</text:p>
          </table:table-cell>
          <table:table-cell office:value-type="float" office:value="30.1533744618414" calcext:value-type="float">
            <text:p>30,1533744618414</text:p>
          </table:table-cell>
          <table:table-cell office:value-type="float" office:value="41.31" calcext:value-type="float">
            <text:p>41,31</text:p>
          </table:table-cell>
          <table:table-cell office:value-type="float" office:value="12.4563589901867" calcext:value-type="float">
            <text:p>12,4563589901867</text:p>
          </table:table-cell>
          <table:table-cell office:value-type="float" office:value="84087.5673920113" calcext:value-type="float">
            <text:p>84087,5673920113</text:p>
          </table:table-cell>
          <table:table-cell office:value-type="float" office:value="166950.667248141" calcext:value-type="float">
            <text:p>166950,667248141</text:p>
          </table:table-cell>
          <table:table-cell office:value-type="float" office:value="606322.560860529" calcext:value-type="float">
            <text:p>606322,560860529</text:p>
          </table:table-cell>
          <table:table-cell office:value-type="float" office:value="1057.14815995025" calcext:value-type="float">
            <text:p>1057,14815995025</text:p>
          </table:table-cell>
          <table:table-cell office:value-type="float" office:value="386012.071645808" calcext:value-type="float">
            <text:p>386012,071645808</text:p>
          </table:table-cell>
          <table:table-cell office:value-type="float" office:value="569544.169617" calcext:value-type="float">
            <text:p>569544,169617</text:p>
          </table:table-cell>
          <table:table-cell office:value-type="float" office:value="433848.673026238" calcext:value-type="float">
            <text:p>433848,673026238</text:p>
          </table:table-cell>
          <table:table-cell office:value-type="float" office:value="54563.9902669988" calcext:value-type="float">
            <text:p>54563,9902669988</text:p>
          </table:table-cell>
          <table:table-cell office:value-type="float" office:value="99684.2603850954" calcext:value-type="float">
            <text:p>99684,2603850954</text:p>
          </table:table-cell>
          <table:table-cell office:value-type="float" office:value="443783.455638134" calcext:value-type="float">
            <text:p>443783,455638134</text:p>
          </table:table-cell>
          <table:table-cell office:value-type="float" office:value="83149.3907239081" calcext:value-type="float">
            <text:p>83149,3907239081</text:p>
          </table:table-cell>
          <table:table-cell office:value-type="float" office:value="329404.541127956" calcext:value-type="float">
            <text:p>329404,541127956</text:p>
          </table:table-cell>
          <table:table-cell office:value-type="float" office:value="703861.376576162" calcext:value-type="float">
            <text:p>703861,376576162</text:p>
          </table:table-cell>
          <table:table-cell office:value-type="float" office:value="297441.651733263" calcext:value-type="float">
            <text:p>297441,651733263</text:p>
          </table:table-cell>
          <table:table-cell office:value-type="float" office:value="2.36252900861629" calcext:value-type="float">
            <text:p>2,36252900861629</text:p>
          </table:table-cell>
          <table:table-cell office:value-type="float" office:value="4.69065530868302" calcext:value-type="float">
            <text:p>4,69065530868302</text:p>
          </table:table-cell>
          <table:table-cell office:value-type="float" office:value="17.0352726691866" calcext:value-type="float">
            <text:p>17,0352726691866</text:p>
          </table:table-cell>
          <table:table-cell office:value-type="float" office:value="0.0222851845596057" calcext:value-type="float">
            <text:p>0,0222851845596057</text:p>
          </table:table-cell>
          <table:table-cell office:value-type="float" office:value="8.13731753481686" calcext:value-type="float">
            <text:p>8,13731753481686</text:p>
          </table:table-cell>
          <table:table-cell office:value-type="float" office:value="12.0062611993379" calcext:value-type="float">
            <text:p>12,0062611993379</text:p>
          </table:table-cell>
          <table:table-cell office:value-type="float" office:value="9.14573577821363" calcext:value-type="float">
            <text:p>9,14573577821363</text:p>
          </table:table-cell>
          <table:table-cell office:value-type="float" office:value="1.5330329301914" calcext:value-type="float">
            <text:p>1,5330329301914</text:p>
          </table:table-cell>
          <table:table-cell office:value-type="float" office:value="2.80073456952712" calcext:value-type="float">
            <text:p>2,80073456952712</text:p>
          </table:table-cell>
          <table:table-cell office:value-type="float" office:value="12.4685648545552" calcext:value-type="float">
            <text:p>12,4685648545552</text:p>
          </table:table-cell>
          <table:table-cell office:value-type="float" office:value="1.75282858969197" calcext:value-type="float">
            <text:p>1,75282858969197</text:p>
          </table:table-cell>
          <table:table-cell office:value-type="float" office:value="6.94400394562875" calcext:value-type="float">
            <text:p>6,94400394562875</text:p>
          </table:table-cell>
          <table:table-cell office:value-type="float" office:value="14.8377316213803" calcext:value-type="float">
            <text:p>14,8377316213803</text:p>
          </table:table-cell>
          <table:table-cell office:value-type="float" office:value="6.27021107892923" calcext:value-type="float">
            <text:p>6,270211078929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06488.000000001" calcext:value-type="float">
            <text:p>906488,000000001</text:p>
          </table:table-cell>
          <table:table-cell office:value-type="float" office:value="211516.160732439" calcext:value-type="float">
            <text:p>211516,160732439</text:p>
          </table:table-cell>
          <table:table-cell office:value-type="float" office:value="162732.247375196" calcext:value-type="float">
            <text:p>162732,247375196</text:p>
          </table:table-cell>
          <table:table-cell office:value-type="float" office:value="374248.408107635" calcext:value-type="float">
            <text:p>374248,408107635</text:p>
          </table:table-cell>
          <table:table-cell office:value-type="float" office:value="3168027" calcext:value-type="float">
            <text:p>3168027</text:p>
          </table:table-cell>
          <table:table-cell office:value-type="float" office:value="959963.866918295" calcext:value-type="float">
            <text:p>959963,866918295</text:p>
          </table:table-cell>
          <table:table-cell office:value-type="float" office:value="585106.631424158" calcext:value-type="float">
            <text:p>585106,631424158</text:p>
          </table:table-cell>
          <table:table-cell office:value-type="float" office:value="1545070.49834245" calcext:value-type="float">
            <text:p>1545070,49834245</text:p>
          </table:table-cell>
          <table:table-cell office:value-type="float" office:value="608212.906905634" calcext:value-type="float">
            <text:p>608212,906905634</text:p>
          </table:table-cell>
          <table:table-cell office:value-type="float" office:value="230861.228381705" calcext:value-type="float">
            <text:p>230861,228381705</text:p>
          </table:table-cell>
          <table:table-cell office:value-type="float" office:value="114723.679005352" calcext:value-type="float">
            <text:p>114723,679005352</text:p>
          </table:table-cell>
          <table:table-cell office:value-type="float" office:value="345584.907387056" calcext:value-type="float">
            <text:p>345584,907387056</text:p>
          </table:table-cell>
          <table:table-cell office:value-type="float" office:value="23.3335864051636" calcext:value-type="float">
            <text:p>23,3335864051636</text:p>
          </table:table-cell>
          <table:table-cell office:value-type="float" office:value="40.92" calcext:value-type="float">
            <text:p>40,92</text:p>
          </table:table-cell>
          <table:table-cell office:value-type="float" office:value="9.54810355699293" calcext:value-type="float">
            <text:p>9,54810355699293</text:p>
          </table:table-cell>
          <table:table-cell office:value-type="float" office:value="25558.8268799235" calcext:value-type="float">
            <text:p>25558,8268799235</text:p>
          </table:table-cell>
          <table:table-cell office:value-type="float" office:value="65451.4973033774" calcext:value-type="float">
            <text:p>65451,4973033774</text:p>
          </table:table-cell>
          <table:table-cell office:value-type="float" office:value="182988.926196694" calcext:value-type="float">
            <text:p>182988,926196694</text:p>
          </table:table-cell>
          <table:table-cell office:value-type="float" office:value="520.112799593191" calcext:value-type="float">
            <text:p>520,112799593191</text:p>
          </table:table-cell>
          <table:table-cell office:value-type="float" office:value="90450.3672344541" calcext:value-type="float">
            <text:p>90450,3672344541</text:p>
          </table:table-cell>
          <table:table-cell office:value-type="float" office:value="191332.60640671" calcext:value-type="float">
            <text:p>191332,60640671</text:p>
          </table:table-cell>
          <table:table-cell office:value-type="float" office:value="101970.452715964" calcext:value-type="float">
            <text:p>101970,452715964</text:p>
          </table:table-cell>
          <table:table-cell office:value-type="float" office:value="12806.7829039339" calcext:value-type="float">
            <text:p>12806,7829039339</text:p>
          </table:table-cell>
          <table:table-cell office:value-type="float" office:value="43602.2610945976" calcext:value-type="float">
            <text:p>43602,2610945976</text:p>
          </table:table-cell>
          <table:table-cell office:value-type="float" office:value="123045.246448235" calcext:value-type="float">
            <text:p>123045,246448235</text:p>
          </table:table-cell>
          <table:table-cell office:value-type="float" office:value="15687.8016067103" calcext:value-type="float">
            <text:p>15687,8016067103</text:p>
          </table:table-cell>
          <table:table-cell office:value-type="float" office:value="100639.674638012" calcext:value-type="float">
            <text:p>100639,674638012</text:p>
          </table:table-cell>
          <table:table-cell office:value-type="float" office:value="201588.919845561" calcext:value-type="float">
            <text:p>201588,919845561</text:p>
          </table:table-cell>
          <table:table-cell office:value-type="float" office:value="78188.2366913752" calcext:value-type="float">
            <text:p>78188,2366913752</text:p>
          </table:table-cell>
          <table:table-cell office:value-type="float" office:value="2.45983931123146" calcext:value-type="float">
            <text:p>2,45983931123146</text:p>
          </table:table-cell>
          <table:table-cell office:value-type="float" office:value="6.29920014726004" calcext:value-type="float">
            <text:p>6,29920014726004</text:p>
          </table:table-cell>
          <table:table-cell office:value-type="float" office:value="17.6112681655289" calcext:value-type="float">
            <text:p>17,6112681655289</text:p>
          </table:table-cell>
          <table:table-cell office:value-type="float" office:value="0.0375576472780694" calcext:value-type="float">
            <text:p>0,0375576472780694</text:p>
          </table:table-cell>
          <table:table-cell office:value-type="float" office:value="6.53147354077911" calcext:value-type="float">
            <text:p>6,53147354077911</text:p>
          </table:table-cell>
          <table:table-cell office:value-type="float" office:value="13.8162386117732" calcext:value-type="float">
            <text:p>13,8162386117732</text:p>
          </table:table-cell>
          <table:table-cell office:value-type="float" office:value="7.36334560288981" calcext:value-type="float">
            <text:p>7,36334560288981</text:p>
          </table:table-cell>
          <table:table-cell office:value-type="float" office:value="1.23255375473626" calcext:value-type="float">
            <text:p>1,23255375473626</text:p>
          </table:table-cell>
          <table:table-cell office:value-type="float" office:value="4.19638023305828" calcext:value-type="float">
            <text:p>4,19638023305828</text:p>
          </table:table-cell>
          <table:table-cell office:value-type="float" office:value="11.8421528380586" calcext:value-type="float">
            <text:p>11,8421528380586</text:p>
          </table:table-cell>
          <table:table-cell office:value-type="float" office:value="1.13282526362359" calcext:value-type="float">
            <text:p>1,13282526362359</text:p>
          </table:table-cell>
          <table:table-cell office:value-type="float" office:value="7.26724934512383" calcext:value-type="float">
            <text:p>7,26724934512383</text:p>
          </table:table-cell>
          <table:table-cell office:value-type="float" office:value="14.5568529608355" calcext:value-type="float">
            <text:p>14,5568529608355</text:p>
          </table:table-cell>
          <table:table-cell office:value-type="float" office:value="5.6460179738813" calcext:value-type="float">
            <text:p>5,64601797388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0463" calcext:value-type="float">
            <text:p>1090463</text:p>
          </table:table-cell>
          <table:table-cell office:value-type="float" office:value="312514.538543456" calcext:value-type="float">
            <text:p>312514,538543456</text:p>
          </table:table-cell>
          <table:table-cell office:value-type="float" office:value="181526.355880979" calcext:value-type="float">
            <text:p>181526,355880979</text:p>
          </table:table-cell>
          <table:table-cell office:value-type="float" office:value="494040.894424435" calcext:value-type="float">
            <text:p>494040,894424435</text:p>
          </table:table-cell>
          <table:table-cell office:value-type="float" office:value="3766528" calcext:value-type="float">
            <text:p>3766528</text:p>
          </table:table-cell>
          <table:table-cell office:value-type="float" office:value="1351092.60541751" calcext:value-type="float">
            <text:p>1351092,60541751</text:p>
          </table:table-cell>
          <table:table-cell office:value-type="float" office:value="630681.397786562" calcext:value-type="float">
            <text:p>630681,397786562</text:p>
          </table:table-cell>
          <table:table-cell office:value-type="float" office:value="1981774.00320407" calcext:value-type="float">
            <text:p>1981774,00320407</text:p>
          </table:table-cell>
          <table:table-cell office:value-type="float" office:value="741292.002281994" calcext:value-type="float">
            <text:p>741292,002281994</text:p>
          </table:table-cell>
          <table:table-cell office:value-type="float" office:value="324669.400062291" calcext:value-type="float">
            <text:p>324669,400062291</text:p>
          </table:table-cell>
          <table:table-cell office:value-type="float" office:value="125806.690937664" calcext:value-type="float">
            <text:p>125806,690937664</text:p>
          </table:table-cell>
          <table:table-cell office:value-type="float" office:value="450476.090999955" calcext:value-type="float">
            <text:p>450476,090999955</text:p>
          </table:table-cell>
          <table:table-cell office:value-type="float" office:value="28.6588851289275" calcext:value-type="float">
            <text:p>28,6588851289275</text:p>
          </table:table-cell>
          <table:table-cell office:value-type="float" office:value="41.62" calcext:value-type="float">
            <text:p>41,62</text:p>
          </table:table-cell>
          <table:table-cell office:value-type="float" office:value="11.9278279906596" calcext:value-type="float">
            <text:p>11,9278279906596</text:p>
          </table:table-cell>
          <table:table-cell office:value-type="float" office:value="34195.1928541527" calcext:value-type="float">
            <text:p>34195,1928541527</text:p>
          </table:table-cell>
          <table:table-cell office:value-type="float" office:value="91207.6443778259" calcext:value-type="float">
            <text:p>91207,6443778259</text:p>
          </table:table-cell>
          <table:table-cell office:value-type="float" office:value="278129.936819373" calcext:value-type="float">
            <text:p>278129,936819373</text:p>
          </table:table-cell>
          <table:table-cell office:value-type="float" office:value="564.080186638791" calcext:value-type="float">
            <text:p>564,080186638791</text:p>
          </table:table-cell>
          <table:table-cell office:value-type="float" office:value="193913.150182734" calcext:value-type="float">
            <text:p>193913,150182734</text:p>
          </table:table-cell>
          <table:table-cell office:value-type="float" office:value="248966.015845744" calcext:value-type="float">
            <text:p>248966,015845744</text:p>
          </table:table-cell>
          <table:table-cell office:value-type="float" office:value="192031.644847811" calcext:value-type="float">
            <text:p>192031,644847811</text:p>
          </table:table-cell>
          <table:table-cell office:value-type="float" office:value="24987.8693005715" calcext:value-type="float">
            <text:p>24987,8693005715</text:p>
          </table:table-cell>
          <table:table-cell office:value-type="float" office:value="44308.816592045" calcext:value-type="float">
            <text:p>44308,816592045</text:p>
          </table:table-cell>
          <table:table-cell office:value-type="float" office:value="174737.206884242" calcext:value-type="float">
            <text:p>174737,206884242</text:p>
          </table:table-cell>
          <table:table-cell office:value-type="float" office:value="26141.9504745564" calcext:value-type="float">
            <text:p>26141,9504745564</text:p>
          </table:table-cell>
          <table:table-cell office:value-type="float" office:value="129678.561497931" calcext:value-type="float">
            <text:p>129678,561497931</text:p>
          </table:table-cell>
          <table:table-cell office:value-type="float" office:value="305244.571184907" calcext:value-type="float">
            <text:p>305244,571184907</text:p>
          </table:table-cell>
          <table:table-cell office:value-type="float" office:value="121584.484712401" calcext:value-type="float">
            <text:p>121584,484712401</text:p>
          </table:table-cell>
          <table:table-cell office:value-type="float" office:value="2.18996793931054" calcext:value-type="float">
            <text:p>2,18996793931054</text:p>
          </table:table-cell>
          <table:table-cell office:value-type="float" office:value="5.84122504760838" calcext:value-type="float">
            <text:p>5,84122504760838</text:p>
          </table:table-cell>
          <table:table-cell office:value-type="float" office:value="17.8123178656945" calcext:value-type="float">
            <text:p>17,8123178656945</text:p>
          </table:table-cell>
          <table:table-cell office:value-type="float" office:value="0.0271049468988881" calcext:value-type="float">
            <text:p>0,0271049468988881</text:p>
          </table:table-cell>
          <table:table-cell office:value-type="float" office:value="9.31783417180152" calcext:value-type="float">
            <text:p>9,31783417180152</text:p>
          </table:table-cell>
          <table:table-cell office:value-type="float" office:value="11.9632116124083" calcext:value-type="float">
            <text:p>11,9632116124083</text:p>
          </table:table-cell>
          <table:table-cell office:value-type="float" office:value="9.22742485872682" calcext:value-type="float">
            <text:p>9,22742485872682</text:p>
          </table:table-cell>
          <table:table-cell office:value-type="float" office:value="1.60030191592524" calcext:value-type="float">
            <text:p>1,60030191592524</text:p>
          </table:table-cell>
          <table:table-cell office:value-type="float" office:value="2.83767628330791" calcext:value-type="float">
            <text:p>2,83767628330791</text:p>
          </table:table-cell>
          <table:table-cell office:value-type="float" office:value="11.1907215295817" calcext:value-type="float">
            <text:p>11,1907215295817</text:p>
          </table:table-cell>
          <table:table-cell office:value-type="float" office:value="1.25616214898175" calcext:value-type="float">
            <text:p>1,25616214898175</text:p>
          </table:table-cell>
          <table:table-cell office:value-type="float" office:value="6.23126038918364" calcext:value-type="float">
            <text:p>6,23126038918364</text:p>
          </table:table-cell>
          <table:table-cell office:value-type="float" office:value="14.6674853843764" calcext:value-type="float">
            <text:p>14,6674853843764</text:p>
          </table:table-cell>
          <table:table-cell office:value-type="float" office:value="5.84232717248159" calcext:value-type="float">
            <text:p>5,8423271724815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74137" calcext:value-type="float">
            <text:p>2574137</text:p>
          </table:table-cell>
          <table:table-cell office:value-type="float" office:value="635030.078705451" calcext:value-type="float">
            <text:p>635030,078705451</text:p>
          </table:table-cell>
          <table:table-cell office:value-type="float" office:value="423679.264210913" calcext:value-type="float">
            <text:p>423679,264210913</text:p>
          </table:table-cell>
          <table:table-cell office:value-type="float" office:value="1058709.34291636" calcext:value-type="float">
            <text:p>1058709,34291636</text:p>
          </table:table-cell>
          <table:table-cell office:value-type="float" office:value="8796447.99999998" calcext:value-type="float">
            <text:p>8796447,99999998</text:p>
          </table:table-cell>
          <table:table-cell office:value-type="float" office:value="2841699.98027539" calcext:value-type="float">
            <text:p>2841699,98027539</text:p>
          </table:table-cell>
          <table:table-cell office:value-type="float" office:value="1484858.48200111" calcext:value-type="float">
            <text:p>1484858,48200111</text:p>
          </table:table-cell>
          <table:table-cell office:value-type="float" office:value="4326558.4622765" calcext:value-type="float">
            <text:p>4326558,4622765</text:p>
          </table:table-cell>
          <table:table-cell office:value-type="float" office:value="1758743.80213307" calcext:value-type="float">
            <text:p>1758743,80213307</text:p>
          </table:table-cell>
          <table:table-cell office:value-type="float" office:value="719777.082516497" calcext:value-type="float">
            <text:p>719777,082516497</text:p>
          </table:table-cell>
          <table:table-cell office:value-type="float" office:value="306265.971311465" calcext:value-type="float">
            <text:p>306265,971311465</text:p>
          </table:table-cell>
          <table:table-cell office:value-type="float" office:value="1026043.05382796" calcext:value-type="float">
            <text:p>1026043,05382796</text:p>
          </table:table-cell>
          <table:table-cell office:value-type="float" office:value="24.6696301986045" calcext:value-type="float">
            <text:p>24,6696301986045</text:p>
          </table:table-cell>
          <table:table-cell office:value-type="float" office:value="41.47" calcext:value-type="float">
            <text:p>41,47</text:p>
          </table:table-cell>
          <table:table-cell office:value-type="float" office:value="10.2304956433613" calcext:value-type="float">
            <text:p>10,2304956433613</text:p>
          </table:table-cell>
          <table:table-cell office:value-type="float" office:value="78866.5696709272" calcext:value-type="float">
            <text:p>78866,5696709272</text:p>
          </table:table-cell>
          <table:table-cell office:value-type="float" office:value="179934.507092772" calcext:value-type="float">
            <text:p>179934,507092772</text:p>
          </table:table-cell>
          <table:table-cell office:value-type="float" office:value="541346.543943532" calcext:value-type="float">
            <text:p>541346,543943532</text:p>
          </table:table-cell>
          <table:table-cell office:value-type="float" office:value="962.342799789373" calcext:value-type="float">
            <text:p>962,342799789373</text:p>
          </table:table-cell>
          <table:table-cell office:value-type="float" office:value="383995.41251694" calcext:value-type="float">
            <text:p>383995,41251694</text:p>
          </table:table-cell>
          <table:table-cell office:value-type="float" office:value="486905.400977577" calcext:value-type="float">
            <text:p>486905,400977577</text:p>
          </table:table-cell>
          <table:table-cell office:value-type="float" office:value="351023.804651359" calcext:value-type="float">
            <text:p>351023,804651359</text:p>
          </table:table-cell>
          <table:table-cell office:value-type="float" office:value="49012.7960779234" calcext:value-type="float">
            <text:p>49012,7960779234</text:p>
          </table:table-cell>
          <table:table-cell office:value-type="float" office:value="123742.6953566" calcext:value-type="float">
            <text:p>123742,6953566</text:p>
          </table:table-cell>
          <table:table-cell office:value-type="float" office:value="365288.703803296" calcext:value-type="float">
            <text:p>365288,703803296</text:p>
          </table:table-cell>
          <table:table-cell office:value-type="float" office:value="52147.2410461004" calcext:value-type="float">
            <text:p>52147,2410461004</text:p>
          </table:table-cell>
          <table:table-cell office:value-type="float" office:value="291692.082345591" calcext:value-type="float">
            <text:p>291692,082345591</text:p>
          </table:table-cell>
          <table:table-cell office:value-type="float" office:value="616535.046909633" calcext:value-type="float">
            <text:p>616535,046909633</text:p>
          </table:table-cell>
          <table:table-cell office:value-type="float" office:value="246918.821150045" calcext:value-type="float">
            <text:p>246918,821150045</text:p>
          </table:table-cell>
          <table:table-cell office:value-type="float" office:value="2.49464999077231" calcext:value-type="float">
            <text:p>2,49464999077231</text:p>
          </table:table-cell>
          <table:table-cell office:value-type="float" office:value="5.69155750442223" calcext:value-type="float">
            <text:p>5,69155750442223</text:p>
          </table:table-cell>
          <table:table-cell office:value-type="float" office:value="17.1234802843363" calcext:value-type="float">
            <text:p>17,1234802843363</text:p>
          </table:table-cell>
          <table:table-cell office:value-type="float" office:value="0.0228392315110676" calcext:value-type="float">
            <text:p>0,0228392315110676</text:p>
          </table:table-cell>
          <table:table-cell office:value-type="float" office:value="9.11334311181194" calcext:value-type="float">
            <text:p>9,11334311181194</text:p>
          </table:table-cell>
          <table:table-cell office:value-type="float" office:value="11.5557005043837" calcext:value-type="float">
            <text:p>11,5557005043837</text:p>
          </table:table-cell>
          <table:table-cell office:value-type="float" office:value="8.33082966078497" calcext:value-type="float">
            <text:p>8,33082966078497</text:p>
          </table:table-cell>
          <table:table-cell office:value-type="float" office:value="1.55033713008808" calcext:value-type="float">
            <text:p>1,55033713008808</text:p>
          </table:table-cell>
          <table:table-cell office:value-type="float" office:value="3.91413897063764" calcext:value-type="float">
            <text:p>3,91413897063764</text:p>
          </table:table-cell>
          <table:table-cell office:value-type="float" office:value="11.554546690371" calcext:value-type="float">
            <text:p>11,554546690371</text:p>
          </table:table-cell>
          <table:table-cell office:value-type="float" office:value="1.23760775388563" calcext:value-type="float">
            <text:p>1,23760775388563</text:p>
          </table:table-cell>
          <table:table-cell office:value-type="float" office:value="6.92271298761155" calcext:value-type="float">
            <text:p>6,92271298761155</text:p>
          </table:table-cell>
          <table:table-cell office:value-type="float" office:value="14.6321941351231" calcext:value-type="float">
            <text:p>14,6321941351231</text:p>
          </table:table-cell>
          <table:table-cell office:value-type="float" office:value="5.86011151319475" calcext:value-type="float">
            <text:p>5,860111513194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51101.000000002" calcext:value-type="float">
            <text:p>851101,000000002</text:p>
          </table:table-cell>
          <table:table-cell office:value-type="float" office:value="284820.258011743" calcext:value-type="float">
            <text:p>284820,258011743</text:p>
          </table:table-cell>
          <table:table-cell office:value-type="float" office:value="169966.657502291" calcext:value-type="float">
            <text:p>169966,657502291</text:p>
          </table:table-cell>
          <table:table-cell office:value-type="float" office:value="454786.915514035" calcext:value-type="float">
            <text:p>454786,915514035</text:p>
          </table:table-cell>
          <table:table-cell office:value-type="float" office:value="3120494.00000001" calcext:value-type="float">
            <text:p>3120494,00000001</text:p>
          </table:table-cell>
          <table:table-cell office:value-type="float" office:value="1339166.14563005" calcext:value-type="float">
            <text:p>1339166,14563005</text:p>
          </table:table-cell>
          <table:table-cell office:value-type="float" office:value="588712.892905652" calcext:value-type="float">
            <text:p>588712,892905652</text:p>
          </table:table-cell>
          <table:table-cell office:value-type="float" office:value="1927879.0385357" calcext:value-type="float">
            <text:p>1927879,0385357</text:p>
          </table:table-cell>
          <table:table-cell office:value-type="float" office:value="705012.853698164" calcext:value-type="float">
            <text:p>705012,853698164</text:p>
          </table:table-cell>
          <table:table-cell office:value-type="float" office:value="366475.664895308" calcext:value-type="float">
            <text:p>366475,664895308</text:p>
          </table:table-cell>
          <table:table-cell office:value-type="float" office:value="125657.046729089" calcext:value-type="float">
            <text:p>125657,046729089</text:p>
          </table:table-cell>
          <table:table-cell office:value-type="float" office:value="492132.711624397" calcext:value-type="float">
            <text:p>492132,711624397</text:p>
          </table:table-cell>
          <table:table-cell office:value-type="float" office:value="33.464918736054" calcext:value-type="float">
            <text:p>33,464918736054</text:p>
          </table:table-cell>
          <table:table-cell office:value-type="float" office:value="41.86" calcext:value-type="float">
            <text:p>41,86</text:p>
          </table:table-cell>
          <table:table-cell office:value-type="float" office:value="14.0084149829122" calcext:value-type="float">
            <text:p>14,0084149829122</text:p>
          </table:table-cell>
          <table:table-cell office:value-type="float" office:value="40073.7293413675" calcext:value-type="float">
            <text:p>40073,7293413675</text:p>
          </table:table-cell>
          <table:table-cell office:value-type="float" office:value="93828.7036618456" calcext:value-type="float">
            <text:p>93828,7036618456</text:p>
          </table:table-cell>
          <table:table-cell office:value-type="float" office:value="244550.253709766" calcext:value-type="float">
            <text:p>244550,253709766</text:p>
          </table:table-cell>
          <table:table-cell office:value-type="float" office:value="803.93797547884" calcext:value-type="float">
            <text:p>803,93797547884</text:p>
          </table:table-cell>
          <table:table-cell office:value-type="float" office:value="168826.372305077" calcext:value-type="float">
            <text:p>168826,372305077</text:p>
          </table:table-cell>
          <table:table-cell office:value-type="float" office:value="232296.890317819" calcext:value-type="float">
            <text:p>232296,890317819</text:p>
          </table:table-cell>
          <table:table-cell office:value-type="float" office:value="132608.078419749" calcext:value-type="float">
            <text:p>132608,078419749</text:p>
          </table:table-cell>
          <table:table-cell office:value-type="float" office:value="23734.1648995333" calcext:value-type="float">
            <text:p>23734,1648995333</text:p>
          </table:table-cell>
          <table:table-cell office:value-type="float" office:value="50710.4949985925" calcext:value-type="float">
            <text:p>50710,4949985925</text:p>
          </table:table-cell>
          <table:table-cell office:value-type="float" office:value="151323.523804046" calcext:value-type="float">
            <text:p>151323,523804046</text:p>
          </table:table-cell>
          <table:table-cell office:value-type="float" office:value="33364.4926986718" calcext:value-type="float">
            <text:p>33364,4926986718</text:p>
          </table:table-cell>
          <table:table-cell office:value-type="float" office:value="137517.445576326" calcext:value-type="float">
            <text:p>137517,445576326</text:p>
          </table:table-cell>
          <table:table-cell office:value-type="float" office:value="278006.775065961" calcext:value-type="float">
            <text:p>278006,775065961</text:p>
          </table:table-cell>
          <table:table-cell office:value-type="float" office:value="118974.836551468" calcext:value-type="float">
            <text:p>118974,836551468</text:p>
          </table:table-cell>
          <table:table-cell office:value-type="float" office:value="2.79984933963254" calcext:value-type="float">
            <text:p>2,79984933963254</text:p>
          </table:table-cell>
          <table:table-cell office:value-type="float" office:value="6.55557239877368" calcext:value-type="float">
            <text:p>6,55557239877368</text:p>
          </table:table-cell>
          <table:table-cell office:value-type="float" office:value="17.0861029809235" calcext:value-type="float">
            <text:p>17,0861029809235</text:p>
          </table:table-cell>
          <table:table-cell office:value-type="float" office:value="0.0421436805819997" calcext:value-type="float">
            <text:p>0,0421436805819997</text:p>
          </table:table-cell>
          <table:table-cell office:value-type="float" office:value="8.85014133584761" calcext:value-type="float">
            <text:p>8,85014133584761</text:p>
          </table:table-cell>
          <table:table-cell office:value-type="float" office:value="12.1773647275649" calcext:value-type="float">
            <text:p>12,1773647275649</text:p>
          </table:table-cell>
          <table:table-cell office:value-type="float" office:value="6.95152197056747" calcext:value-type="float">
            <text:p>6,95152197056747</text:p>
          </table:table-cell>
          <table:table-cell office:value-type="float" office:value="1.65824561409339" calcext:value-type="float">
            <text:p>1,65824561409339</text:p>
          </table:table-cell>
          <table:table-cell office:value-type="float" office:value="3.54301304789427" calcext:value-type="float">
            <text:p>3,54301304789427</text:p>
          </table:table-cell>
          <table:table-cell office:value-type="float" office:value="10.5725889543369" calcext:value-type="float">
            <text:p>10,5725889543369</text:p>
          </table:table-cell>
          <table:table-cell office:value-type="float" office:value="1.74901866308254" calcext:value-type="float">
            <text:p>1,74901866308254</text:p>
          </table:table-cell>
          <table:table-cell office:value-type="float" office:value="7.20887864187449" calcext:value-type="float">
            <text:p>7,20887864187449</text:p>
          </table:table-cell>
          <table:table-cell office:value-type="float" office:value="14.5735480663584" calcext:value-type="float">
            <text:p>14,5735480663584</text:p>
          </table:table-cell>
          <table:table-cell office:value-type="float" office:value="6.23684620189044" calcext:value-type="float">
            <text:p>6,236846201890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95769" calcext:value-type="float">
            <text:p>595769</text:p>
          </table:table-cell>
          <table:table-cell office:value-type="float" office:value="156139.703980218" calcext:value-type="float">
            <text:p>156139,703980218</text:p>
          </table:table-cell>
          <table:table-cell office:value-type="float" office:value="98570.2804234247" calcext:value-type="float">
            <text:p>98570,2804234247</text:p>
          </table:table-cell>
          <table:table-cell office:value-type="float" office:value="254709.984403642" calcext:value-type="float">
            <text:p>254709,984403642</text:p>
          </table:table-cell>
          <table:table-cell office:value-type="float" office:value="2068016.99999999" calcext:value-type="float">
            <text:p>2068016,99999999</text:p>
          </table:table-cell>
          <table:table-cell office:value-type="float" office:value="701672.527941509" calcext:value-type="float">
            <text:p>701672,527941509</text:p>
          </table:table-cell>
          <table:table-cell office:value-type="float" office:value="343583.580308558" calcext:value-type="float">
            <text:p>343583,580308558</text:p>
          </table:table-cell>
          <table:table-cell office:value-type="float" office:value="1045256.10825007" calcext:value-type="float">
            <text:p>1045256,10825007</text:p>
          </table:table-cell>
          <table:table-cell office:value-type="float" office:value="431166.311315158" calcext:value-type="float">
            <text:p>431166,311315158</text:p>
          </table:table-cell>
          <table:table-cell office:value-type="float" office:value="182644.635081855" calcext:value-type="float">
            <text:p>182644,635081855</text:p>
          </table:table-cell>
          <table:table-cell office:value-type="float" office:value="72544.6084757674" calcext:value-type="float">
            <text:p>72544,6084757674</text:p>
          </table:table-cell>
          <table:table-cell office:value-type="float" office:value="255189.243557622" calcext:value-type="float">
            <text:p>255189,243557622</text:p>
          </table:table-cell>
          <table:table-cell office:value-type="float" office:value="26.2080947448118" calcext:value-type="float">
            <text:p>26,2080947448118</text:p>
          </table:table-cell>
          <table:table-cell office:value-type="float" office:value="42.04" calcext:value-type="float">
            <text:p>42,04</text:p>
          </table:table-cell>
          <table:table-cell office:value-type="float" office:value="11.0178830307189" calcext:value-type="float">
            <text:p>11,0178830307189</text:p>
          </table:table-cell>
          <table:table-cell office:value-type="float" office:value="16259.2566491867" calcext:value-type="float">
            <text:p>16259,2566491867</text:p>
          </table:table-cell>
          <table:table-cell office:value-type="float" office:value="58656.5872191381" calcext:value-type="float">
            <text:p>58656,5872191381</text:p>
          </table:table-cell>
          <table:table-cell office:value-type="float" office:value="135274.17528968" calcext:value-type="float">
            <text:p>135274,17528968</text:p>
          </table:table-cell>
          <table:table-cell office:value-type="float" office:value="345.877297668545" calcext:value-type="float">
            <text:p>345,877297668545</text:p>
          </table:table-cell>
          <table:table-cell office:value-type="float" office:value="75400.2371698597" calcext:value-type="float">
            <text:p>75400,2371698597</text:p>
          </table:table-cell>
          <table:table-cell office:value-type="float" office:value="132092.045317206" calcext:value-type="float">
            <text:p>132092,045317206</text:p>
          </table:table-cell>
          <table:table-cell office:value-type="float" office:value="78486.3850993682" calcext:value-type="float">
            <text:p>78486,3850993682</text:p>
          </table:table-cell>
          <table:table-cell office:value-type="float" office:value="12354.8937532107" calcext:value-type="float">
            <text:p>12354,8937532107</text:p>
          </table:table-cell>
          <table:table-cell office:value-type="float" office:value="27249.3162161188" calcext:value-type="float">
            <text:p>27249,3162161188</text:p>
          </table:table-cell>
          <table:table-cell office:value-type="float" office:value="101190.03942229" calcext:value-type="float">
            <text:p>101190,03942229</text:p>
          </table:table-cell>
          <table:table-cell office:value-type="float" office:value="15904.9536714877" calcext:value-type="float">
            <text:p>15904,9536714877</text:p>
          </table:table-cell>
          <table:table-cell office:value-type="float" office:value="67310.1369596797" calcext:value-type="float">
            <text:p>67310,1369596797</text:p>
          </table:table-cell>
          <table:table-cell office:value-type="float" office:value="152639.560097392" calcext:value-type="float">
            <text:p>152639,560097392</text:p>
          </table:table-cell>
          <table:table-cell office:value-type="float" office:value="60353.6651140555" calcext:value-type="float">
            <text:p>60353,6651140555</text:p>
          </table:table-cell>
          <table:table-cell office:value-type="float" office:value="2.06333444720988" calcext:value-type="float">
            <text:p>2,06333444720988</text:p>
          </table:table-cell>
          <table:table-cell office:value-type="float" office:value="7.44364638410898" calcext:value-type="float">
            <text:p>7,44364638410898</text:p>
          </table:table-cell>
          <table:table-cell office:value-type="float" office:value="17.1665821947073" calcext:value-type="float">
            <text:p>17,1665821947073</text:p>
          </table:table-cell>
          <table:table-cell office:value-type="float" office:value="0.0329325997172008" calcext:value-type="float">
            <text:p>0,0329325997172008</text:p>
          </table:table-cell>
          <table:table-cell office:value-type="float" office:value="7.17921021713482" calcext:value-type="float">
            <text:p>7,17921021713482</text:p>
          </table:table-cell>
          <table:table-cell office:value-type="float" office:value="12.577103162251" calcext:value-type="float">
            <text:p>12,577103162251</text:p>
          </table:table-cell>
          <table:table-cell office:value-type="float" office:value="7.47305683590876" calcext:value-type="float">
            <text:p>7,47305683590876</text:p>
          </table:table-cell>
          <table:table-cell office:value-type="float" office:value="1.56786244430756" calcext:value-type="float">
            <text:p>1,56786244430756</text:p>
          </table:table-cell>
          <table:table-cell office:value-type="float" office:value="3.45799651390859" calcext:value-type="float">
            <text:p>3,45799651390859</text:p>
          </table:table-cell>
          <table:table-cell office:value-type="float" office:value="12.8412324474244" calcext:value-type="float">
            <text:p>12,8412324474244</text:p>
          </table:table-cell>
          <table:table-cell office:value-type="float" office:value="1.51438523521043" calcext:value-type="float">
            <text:p>1,51438523521043</text:p>
          </table:table-cell>
          <table:table-cell office:value-type="float" office:value="6.40891383257933" calcext:value-type="float">
            <text:p>6,40891383257933</text:p>
          </table:table-cell>
          <table:table-cell office:value-type="float" office:value="14.5335284147913" calcext:value-type="float">
            <text:p>14,5335284147913</text:p>
          </table:table-cell>
          <table:table-cell office:value-type="float" office:value="5.74655552146676" calcext:value-type="float">
            <text:p>5,746555521466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126224.00000002" calcext:value-type="float">
            <text:p>4126224,00000002</text:p>
          </table:table-cell>
          <table:table-cell office:value-type="float" office:value="1127378.16709119" calcext:value-type="float">
            <text:p>1127378,16709119</text:p>
          </table:table-cell>
          <table:table-cell office:value-type="float" office:value="695729.187273429" calcext:value-type="float">
            <text:p>695729,187273429</text:p>
          </table:table-cell>
          <table:table-cell office:value-type="float" office:value="1823107.35436463" calcext:value-type="float">
            <text:p>1823107,35436463</text:p>
          </table:table-cell>
          <table:table-cell office:value-type="float" office:value="14016906.0000001" calcext:value-type="float">
            <text:p>14016906,0000001</text:p>
          </table:table-cell>
          <table:table-cell office:value-type="float" office:value="4984008.52980033" calcext:value-type="float">
            <text:p>4984008,52980033</text:p>
          </table:table-cell>
          <table:table-cell office:value-type="float" office:value="2392973.28468445" calcext:value-type="float">
            <text:p>2392973,28468445</text:p>
          </table:table-cell>
          <table:table-cell office:value-type="float" office:value="7376981.81448479" calcext:value-type="float">
            <text:p>7376981,81448479</text:p>
          </table:table-cell>
          <table:table-cell office:value-type="float" office:value="2796291.38743071" calcext:value-type="float">
            <text:p>2796291,38743071</text:p>
          </table:table-cell>
          <table:table-cell office:value-type="float" office:value="1223540.03931868" calcext:value-type="float">
            <text:p>1223540,03931868</text:p>
          </table:table-cell>
          <table:table-cell office:value-type="float" office:value="484736.187596822" calcext:value-type="float">
            <text:p>484736,187596822</text:p>
          </table:table-cell>
          <table:table-cell office:value-type="float" office:value="1708276.2269155" calcext:value-type="float">
            <text:p>1708276,2269155</text:p>
          </table:table-cell>
          <table:table-cell office:value-type="float" office:value="27.3222725448543" calcext:value-type="float">
            <text:p>27,3222725448543</text:p>
          </table:table-cell>
          <table:table-cell office:value-type="float" office:value="41.6" calcext:value-type="float">
            <text:p>41,6</text:p>
          </table:table-cell>
          <table:table-cell office:value-type="float" office:value="11.3660653786594" calcext:value-type="float">
            <text:p>11,3660653786594</text:p>
          </table:table-cell>
          <table:table-cell office:value-type="float" office:value="118592.136353709" calcext:value-type="float">
            <text:p>118592,136353709</text:p>
          </table:table-cell>
          <table:table-cell office:value-type="float" office:value="354298.591153995" calcext:value-type="float">
            <text:p>354298,591153995</text:p>
          </table:table-cell>
          <table:table-cell office:value-type="float" office:value="974488.379810558" calcext:value-type="float">
            <text:p>974488,379810558</text:p>
          </table:table-cell>
          <table:table-cell office:value-type="float" office:value="2368.54156389149" calcext:value-type="float">
            <text:p>2368,54156389149</text:p>
          </table:table-cell>
          <table:table-cell office:value-type="float" office:value="602893.602760752" calcext:value-type="float">
            <text:p>602893,602760752</text:p>
          </table:table-cell>
          <table:table-cell office:value-type="float" office:value="818647.183496989" calcext:value-type="float">
            <text:p>818647,183496989</text:p>
          </table:table-cell>
          <table:table-cell office:value-type="float" office:value="709168.83873034" calcext:value-type="float">
            <text:p>709168,83873034</text:p>
          </table:table-cell>
          <table:table-cell office:value-type="float" office:value="98843.9622119023" calcext:value-type="float">
            <text:p>98843,9622119023</text:p>
          </table:table-cell>
          <table:table-cell office:value-type="float" office:value="200708.181738862" calcext:value-type="float">
            <text:p>200708,181738862</text:p>
          </table:table-cell>
          <table:table-cell office:value-type="float" office:value="697557.212185835" calcext:value-type="float">
            <text:p>697557,212185835</text:p>
          </table:table-cell>
          <table:table-cell office:value-type="float" office:value="140795.185662586" calcext:value-type="float">
            <text:p>140795,185662586</text:p>
          </table:table-cell>
          <table:table-cell office:value-type="float" office:value="422054.575271084" calcext:value-type="float">
            <text:p>422054,575271084</text:p>
          </table:table-cell>
          <table:table-cell office:value-type="float" office:value="1099528.28840328" calcext:value-type="float">
            <text:p>1099528,28840328</text:p>
          </table:table-cell>
          <table:table-cell office:value-type="float" office:value="450004.155263854" calcext:value-type="float">
            <text:p>450004,155263854</text:p>
          </table:table-cell>
          <table:table-cell office:value-type="float" office:value="2.10638592169099" calcext:value-type="float">
            <text:p>2,10638592169099</text:p>
          </table:table-cell>
          <table:table-cell office:value-type="float" office:value="6.29290935661929" calcext:value-type="float">
            <text:p>6,29290935661929</text:p>
          </table:table-cell>
          <table:table-cell office:value-type="float" office:value="17.308471431548" calcext:value-type="float">
            <text:p>17,308471431548</text:p>
          </table:table-cell>
          <table:table-cell office:value-type="float" office:value="0.0315644391495296" calcext:value-type="float">
            <text:p>0,0315644391495296</text:p>
          </table:table-cell>
          <table:table-cell office:value-type="float" office:value="8.03447941471474" calcext:value-type="float">
            <text:p>8,03447941471474</text:p>
          </table:table-cell>
          <table:table-cell office:value-type="float" office:value="10.9097258846365" calcext:value-type="float">
            <text:p>10,9097258846365</text:p>
          </table:table-cell>
          <table:table-cell office:value-type="float" office:value="9.45075948765233" calcext:value-type="float">
            <text:p>9,45075948765233</text:p>
          </table:table-cell>
          <table:table-cell office:value-type="float" office:value="1.75562677972447" calcext:value-type="float">
            <text:p>1,75562677972447</text:p>
          </table:table-cell>
          <table:table-cell office:value-type="float" office:value="3.56489815751357" calcext:value-type="float">
            <text:p>3,56489815751357</text:p>
          </table:table-cell>
          <table:table-cell office:value-type="float" office:value="12.3897311954976" calcext:value-type="float">
            <text:p>12,3897311954976</text:p>
          </table:table-cell>
          <table:table-cell office:value-type="float" office:value="1.87631120270137" calcext:value-type="float">
            <text:p>1,87631120270137</text:p>
          </table:table-cell>
          <table:table-cell office:value-type="float" office:value="5.62452277047522" calcext:value-type="float">
            <text:p>5,62452277047522</text:p>
          </table:table-cell>
          <table:table-cell office:value-type="float" office:value="14.6528962301468" calcext:value-type="float">
            <text:p>14,6528962301468</text:p>
          </table:table-cell>
          <table:table-cell office:value-type="float" office:value="5.9969936742525" calcext:value-type="float">
            <text:p>5,99699367425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111179" calcext:value-type="float">
            <text:p>6111179</text:p>
          </table:table-cell>
          <table:table-cell office:value-type="float" office:value="798669.105987848" calcext:value-type="float">
            <text:p>798669,105987848</text:p>
          </table:table-cell>
          <table:table-cell office:value-type="float" office:value="566099.865063452" calcext:value-type="float">
            <text:p>566099,865063452</text:p>
          </table:table-cell>
          <table:table-cell office:value-type="float" office:value="1364768.9710513" calcext:value-type="float">
            <text:p>1364768,9710513</text:p>
          </table:table-cell>
          <table:table-cell office:value-type="float" office:value="19597329.9999999" calcext:value-type="float">
            <text:p>19597329,9999999</text:p>
          </table:table-cell>
          <table:table-cell office:value-type="float" office:value="3289483.29791768" calcext:value-type="float">
            <text:p>3289483,29791768</text:p>
          </table:table-cell>
          <table:table-cell office:value-type="float" office:value="2120316.38037577" calcext:value-type="float">
            <text:p>2120316,38037577</text:p>
          </table:table-cell>
          <table:table-cell office:value-type="float" office:value="5409799.67829345" calcext:value-type="float">
            <text:p>5409799,67829345</text:p>
          </table:table-cell>
          <table:table-cell office:value-type="float" office:value="3372976.82640174" calcext:value-type="float">
            <text:p>3372976,82640174</text:p>
          </table:table-cell>
          <table:table-cell office:value-type="float" office:value="714097.440065922" calcext:value-type="float">
            <text:p>714097,440065922</text:p>
          </table:table-cell>
          <table:table-cell office:value-type="float" office:value="435693.61661133" calcext:value-type="float">
            <text:p>435693,61661133</text:p>
          </table:table-cell>
          <table:table-cell office:value-type="float" office:value="1149791.05667725" calcext:value-type="float">
            <text:p>1149791,05667725</text:p>
          </table:table-cell>
          <table:table-cell office:value-type="float" office:value="13.0689856407061" calcext:value-type="float">
            <text:p>13,0689856407061</text:p>
          </table:table-cell>
          <table:table-cell office:value-type="float" office:value="40.13" calcext:value-type="float">
            <text:p>40,13</text:p>
          </table:table-cell>
          <table:table-cell office:value-type="float" office:value="5.24458393761536" calcext:value-type="float">
            <text:p>5,24458393761536</text:p>
          </table:table-cell>
          <table:table-cell office:value-type="float" office:value="96922.0624663539" calcext:value-type="float">
            <text:p>96922,0624663539</text:p>
          </table:table-cell>
          <table:table-cell office:value-type="float" office:value="156308.937390018" calcext:value-type="float">
            <text:p>156308,937390018</text:p>
          </table:table-cell>
          <table:table-cell office:value-type="float" office:value="712050.364584571" calcext:value-type="float">
            <text:p>712050,364584571</text:p>
          </table:table-cell>
          <table:table-cell office:value-type="float" office:value="1199.36946666462" calcext:value-type="float">
            <text:p>1199,36946666462</text:p>
          </table:table-cell>
          <table:table-cell office:value-type="float" office:value="557493.987578921" calcext:value-type="float">
            <text:p>557493,987578921</text:p>
          </table:table-cell>
          <table:table-cell office:value-type="float" office:value="651492.458958822" calcext:value-type="float">
            <text:p>651492,458958822</text:p>
          </table:table-cell>
          <table:table-cell office:value-type="float" office:value="554703.10558795" calcext:value-type="float">
            <text:p>554703,10558795</text:p>
          </table:table-cell>
          <table:table-cell office:value-type="float" office:value="66268.9530502182" calcext:value-type="float">
            <text:p>66268,9530502182</text:p>
          </table:table-cell>
          <table:table-cell office:value-type="float" office:value="104614.225284704" calcext:value-type="float">
            <text:p>104614,225284704</text:p>
          </table:table-cell>
          <table:table-cell office:value-type="float" office:value="497137.357008156" calcext:value-type="float">
            <text:p>497137,357008156</text:p>
          </table:table-cell>
          <table:table-cell office:value-type="float" office:value="39809.8377354035" calcext:value-type="float">
            <text:p>39809,8377354035</text:p>
          </table:table-cell>
          <table:table-cell office:value-type="float" office:value="237440.587091449" calcext:value-type="float">
            <text:p>237440,587091449</text:p>
          </table:table-cell>
          <table:table-cell office:value-type="float" office:value="742575.453587128" calcext:value-type="float">
            <text:p>742575,453587128</text:p>
          </table:table-cell>
          <table:table-cell office:value-type="float" office:value="166343.297346592" calcext:value-type="float">
            <text:p>166343,297346592</text:p>
          </table:table-cell>
          <table:table-cell office:value-type="float" office:value="2.51901992921113" calcext:value-type="float">
            <text:p>2,51901992921113</text:p>
          </table:table-cell>
          <table:table-cell office:value-type="float" office:value="4.06249432151691" calcext:value-type="float">
            <text:p>4,06249432151691</text:p>
          </table:table-cell>
          <table:table-cell office:value-type="float" office:value="18.5063030371775" calcext:value-type="float">
            <text:p>18,5063030371775</text:p>
          </table:table-cell>
          <table:table-cell office:value-type="float" office:value="0.0233882087055113" calcext:value-type="float">
            <text:p>0,0233882087055113</text:p>
          </table:table-cell>
          <table:table-cell office:value-type="float" office:value="10.8713670774225" calcext:value-type="float">
            <text:p>10,8713670774225</text:p>
          </table:table-cell>
          <table:table-cell office:value-type="float" office:value="12.704376777716" calcext:value-type="float">
            <text:p>12,704376777716</text:p>
          </table:table-cell>
          <table:table-cell office:value-type="float" office:value="10.8169437055662" calcext:value-type="float">
            <text:p>10,8169437055662</text:p>
          </table:table-cell>
          <table:table-cell office:value-type="float" office:value="1.72234070523836" calcext:value-type="float">
            <text:p>1,72234070523836</text:p>
          </table:table-cell>
          <table:table-cell office:value-type="float" office:value="2.718940473049" calcext:value-type="float">
            <text:p>2,718940473049</text:p>
          </table:table-cell>
          <table:table-cell office:value-type="float" office:value="12.9206795438719" calcext:value-type="float">
            <text:p>12,9206795438719</text:p>
          </table:table-cell>
          <table:table-cell office:value-type="float" office:value="0.776308568265822" calcext:value-type="float">
            <text:p>0,776308568265822</text:p>
          </table:table-cell>
          <table:table-cell office:value-type="float" office:value="4.63019124665343" calcext:value-type="float">
            <text:p>4,63019124665343</text:p>
          </table:table-cell>
          <table:table-cell office:value-type="float" office:value="14.4805334559529" calcext:value-type="float">
            <text:p>14,4805334559529</text:p>
          </table:table-cell>
          <table:table-cell office:value-type="float" office:value="3.24376421381161" calcext:value-type="float">
            <text:p>3,243764213811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13408" calcext:value-type="float">
            <text:p>1113408</text:p>
          </table:table-cell>
          <table:table-cell office:value-type="float" office:value="161127.57296806" calcext:value-type="float">
            <text:p>161127,57296806</text:p>
          </table:table-cell>
          <table:table-cell office:value-type="float" office:value="110570.222231302" calcext:value-type="float">
            <text:p>110570,222231302</text:p>
          </table:table-cell>
          <table:table-cell office:value-type="float" office:value="271697.795199362" calcext:value-type="float">
            <text:p>271697,795199362</text:p>
          </table:table-cell>
          <table:table-cell office:value-type="float" office:value="3514951.99999998" calcext:value-type="float">
            <text:p>3514951,99999998</text:p>
          </table:table-cell>
          <table:table-cell office:value-type="float" office:value="644122.913182483" calcext:value-type="float">
            <text:p>644122,913182483</text:p>
          </table:table-cell>
          <table:table-cell office:value-type="float" office:value="403588.533606818" calcext:value-type="float">
            <text:p>403588,533606818</text:p>
          </table:table-cell>
          <table:table-cell office:value-type="float" office:value="1047711.4467893" calcext:value-type="float">
            <text:p>1047711,4467893</text:p>
          </table:table-cell>
          <table:table-cell office:value-type="float" office:value="628763.278798155" calcext:value-type="float">
            <text:p>628763,278798155</text:p>
          </table:table-cell>
          <table:table-cell office:value-type="float" office:value="143325.447052142" calcext:value-type="float">
            <text:p>143325,447052142</text:p>
          </table:table-cell>
          <table:table-cell office:value-type="float" office:value="85939.8779799474" calcext:value-type="float">
            <text:p>85939,8779799474</text:p>
          </table:table-cell>
          <table:table-cell office:value-type="float" office:value="229265.32503209" calcext:value-type="float">
            <text:p>229265,32503209</text:p>
          </table:table-cell>
          <table:table-cell office:value-type="float" office:value="14.4715659460019" calcext:value-type="float">
            <text:p>14,4715659460019</text:p>
          </table:table-cell>
          <table:table-cell office:value-type="float" office:value="40.28" calcext:value-type="float">
            <text:p>40,28</text:p>
          </table:table-cell>
          <table:table-cell office:value-type="float" office:value="5.82914676304955" calcext:value-type="float">
            <text:p>5,82914676304955</text:p>
          </table:table-cell>
          <table:table-cell office:value-type="float" office:value="20862.9659896779" calcext:value-type="float">
            <text:p>20862,9659896779</text:p>
          </table:table-cell>
          <table:table-cell office:value-type="float" office:value="30768.8794178978" calcext:value-type="float">
            <text:p>30768,8794178978</text:p>
          </table:table-cell>
          <table:table-cell office:value-type="float" office:value="137846.961917297" calcext:value-type="float">
            <text:p>137846,961917297</text:p>
          </table:table-cell>
          <table:table-cell office:value-type="float" office:value="279.222207725207" calcext:value-type="float">
            <text:p>279,222207725207</text:p>
          </table:table-cell>
          <table:table-cell office:value-type="float" office:value="115318.802558306" calcext:value-type="float">
            <text:p>115318,802558306</text:p>
          </table:table-cell>
          <table:table-cell office:value-type="float" office:value="142360.437908039" calcext:value-type="float">
            <text:p>142360,437908039</text:p>
          </table:table-cell>
          <table:table-cell office:value-type="float" office:value="101078.85571436" calcext:value-type="float">
            <text:p>101078,85571436</text:p>
          </table:table-cell>
          <table:table-cell office:value-type="float" office:value="14905.9279482738" calcext:value-type="float">
            <text:p>14905,9279482738</text:p>
          </table:table-cell>
          <table:table-cell office:value-type="float" office:value="20890.6619013105" calcext:value-type="float">
            <text:p>20890,6619013105</text:p>
          </table:table-cell>
          <table:table-cell office:value-type="float" office:value="110218.8320312" calcext:value-type="float">
            <text:p>110218,8320312</text:p>
          </table:table-cell>
          <table:table-cell office:value-type="float" office:value="9569.2599665075" calcext:value-type="float">
            <text:p>9569,2599665075</text:p>
          </table:table-cell>
          <table:table-cell office:value-type="float" office:value="50749.0337785835" calcext:value-type="float">
            <text:p>50749,0337785835</text:p>
          </table:table-cell>
          <table:table-cell office:value-type="float" office:value="144665.018387086" calcext:value-type="float">
            <text:p>144665,018387086</text:p>
          </table:table-cell>
          <table:table-cell office:value-type="float" office:value="27224.4279060697" calcext:value-type="float">
            <text:p>27224,4279060697</text:p>
          </table:table-cell>
          <table:table-cell office:value-type="float" office:value="2.67769880117143" calcext:value-type="float">
            <text:p>2,67769880117143</text:p>
          </table:table-cell>
          <table:table-cell office:value-type="float" office:value="3.94909293201438" calcext:value-type="float">
            <text:p>3,94909293201438</text:p>
          </table:table-cell>
          <table:table-cell office:value-type="float" office:value="17.6922420740028" calcext:value-type="float">
            <text:p>17,6922420740028</text:p>
          </table:table-cell>
          <table:table-cell office:value-type="float" office:value="0.0268887520638314" calcext:value-type="float">
            <text:p>0,0268887520638314</text:p>
          </table:table-cell>
          <table:table-cell office:value-type="float" office:value="11.1050575652628" calcext:value-type="float">
            <text:p>11,1050575652628</text:p>
          </table:table-cell>
          <table:table-cell office:value-type="float" office:value="13.709133488318" calcext:value-type="float">
            <text:p>13,709133488318</text:p>
          </table:table-cell>
          <table:table-cell office:value-type="float" office:value="9.73376835725758" calcext:value-type="float">
            <text:p>9,73376835725758</text:p>
          </table:table-cell>
          <table:table-cell office:value-type="float" office:value="1.91313092381918" calcext:value-type="float">
            <text:p>1,91313092381918</text:p>
          </table:table-cell>
          <table:table-cell office:value-type="float" office:value="2.68125348795052" calcext:value-type="float">
            <text:p>2,68125348795052</text:p>
          </table:table-cell>
          <table:table-cell office:value-type="float" office:value="14.1462548777809" calcext:value-type="float">
            <text:p>14,1462548777809</text:p>
          </table:table-cell>
          <table:table-cell office:value-type="float" office:value="0.921507858454408" calcext:value-type="float">
            <text:p>0,921507858454408</text:p>
          </table:table-cell>
          <table:table-cell office:value-type="float" office:value="4.88706896871995" calcext:value-type="float">
            <text:p>4,88706896871995</text:p>
          </table:table-cell>
          <table:table-cell office:value-type="float" office:value="13.9310617282566" calcext:value-type="float">
            <text:p>13,9310617282566</text:p>
          </table:table-cell>
          <table:table-cell office:value-type="float" office:value="2.6216786193682" calcext:value-type="float">
            <text:p>2,62167861936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299013.99999992" calcext:value-type="float">
            <text:p>5299013,99999992</text:p>
          </table:table-cell>
          <table:table-cell office:value-type="float" office:value="400634.724164922" calcext:value-type="float">
            <text:p>400634,724164922</text:p>
          </table:table-cell>
          <table:table-cell office:value-type="float" office:value="463806.236347426" calcext:value-type="float">
            <text:p>463806,236347426</text:p>
          </table:table-cell>
          <table:table-cell office:value-type="float" office:value="864440.960512348" calcext:value-type="float">
            <text:p>864440,960512348</text:p>
          </table:table-cell>
          <table:table-cell office:value-type="float" office:value="15989929" calcext:value-type="float">
            <text:p>15989929</text:p>
          </table:table-cell>
          <table:table-cell office:value-type="float" office:value="1761830.26946285" calcext:value-type="float">
            <text:p>1761830,26946285</text:p>
          </table:table-cell>
          <table:table-cell office:value-type="float" office:value="1697667.55158995" calcext:value-type="float">
            <text:p>1697667,55158995</text:p>
          </table:table-cell>
          <table:table-cell office:value-type="float" office:value="3459497.8210528" calcext:value-type="float">
            <text:p>3459497,8210528</text:p>
          </table:table-cell>
          <table:table-cell office:value-type="float" office:value="2606836.20536253" calcext:value-type="float">
            <text:p>2606836,20536253</text:p>
          </table:table-cell>
          <table:table-cell office:value-type="float" office:value="432745.499907202" calcext:value-type="float">
            <text:p>432745,499907202</text:p>
          </table:table-cell>
          <table:table-cell office:value-type="float" office:value="356827.972928275" calcext:value-type="float">
            <text:p>356827,972928275</text:p>
          </table:table-cell>
          <table:table-cell office:value-type="float" office:value="789573.472835477" calcext:value-type="float">
            <text:p>789573,472835477</text:p>
          </table:table-cell>
          <table:table-cell office:value-type="float" office:value="7.56055228699015" calcext:value-type="float">
            <text:p>7,56055228699015</text:p>
          </table:table-cell>
          <table:table-cell office:value-type="float" office:value="39.6" calcext:value-type="float">
            <text:p>39,6</text:p>
          </table:table-cell>
          <table:table-cell office:value-type="float" office:value="2.9939787056481" calcext:value-type="float">
            <text:p>2,9939787056481</text:p>
          </table:table-cell>
          <table:table-cell office:value-type="float" office:value="56649.6830470996" calcext:value-type="float">
            <text:p>56649,6830470996</text:p>
          </table:table-cell>
          <table:table-cell office:value-type="float" office:value="144417.361912371" calcext:value-type="float">
            <text:p>144417,361912371</text:p>
          </table:table-cell>
          <table:table-cell office:value-type="float" office:value="334218.014972981" calcext:value-type="float">
            <text:p>334218,014972981</text:p>
          </table:table-cell>
          <table:table-cell office:value-type="float" office:value="890.667470946554" calcext:value-type="float">
            <text:p>890,667470946554</text:p>
          </table:table-cell>
          <table:table-cell office:value-type="float" office:value="239459.14692828" calcext:value-type="float">
            <text:p>239459,14692828</text:p>
          </table:table-cell>
          <table:table-cell office:value-type="float" office:value="294729.863287732" calcext:value-type="float">
            <text:p>294729,863287732</text:p>
          </table:table-cell>
          <table:table-cell office:value-type="float" office:value="95438.1927033788" calcext:value-type="float">
            <text:p>95438,1927033788</text:p>
          </table:table-cell>
          <table:table-cell office:value-type="float" office:value="22277.1869130824" calcext:value-type="float">
            <text:p>22277,1869130824</text:p>
          </table:table-cell>
          <table:table-cell office:value-type="float" office:value="110855.157686646" calcext:value-type="float">
            <text:p>110855,157686646</text:p>
          </table:table-cell>
          <table:table-cell office:value-type="float" office:value="254585.778043726" calcext:value-type="float">
            <text:p>254585,778043726</text:p>
          </table:table-cell>
          <table:table-cell office:value-type="float" office:value="12412.565150946" calcext:value-type="float">
            <text:p>12412,565150946</text:p>
          </table:table-cell>
          <table:table-cell office:value-type="float" office:value="250993.891977405" calcext:value-type="float">
            <text:p>250993,891977405</text:p>
          </table:table-cell>
          <table:table-cell office:value-type="float" office:value="324803.245821226" calcext:value-type="float">
            <text:p>324803,245821226</text:p>
          </table:table-cell>
          <table:table-cell office:value-type="float" office:value="89727.3220103774" calcext:value-type="float">
            <text:p>89727,3220103774</text:p>
          </table:table-cell>
          <table:table-cell office:value-type="float" office:value="2.9743954746941" calcext:value-type="float">
            <text:p>2,9743954746941</text:p>
          </table:table-cell>
          <table:table-cell office:value-type="float" office:value="7.58264344360546" calcext:value-type="float">
            <text:p>7,58264344360546</text:p>
          </table:table-cell>
          <table:table-cell office:value-type="float" office:value="17.548139686331" calcext:value-type="float">
            <text:p>17,548139686331</text:p>
          </table:table-cell>
          <table:table-cell office:value-type="float" office:value="0.0350874522430654" calcext:value-type="float">
            <text:p>0,0350874522430654</text:p>
          </table:table-cell>
          <table:table-cell office:value-type="float" office:value="9.43338749430469" calcext:value-type="float">
            <text:p>9,43338749430469</text:p>
          </table:table-cell>
          <table:table-cell office:value-type="float" office:value="11.6107529914877" calcext:value-type="float">
            <text:p>11,6107529914877</text:p>
          </table:table-cell>
          <table:table-cell office:value-type="float" office:value="3.75974551432251" calcext:value-type="float">
            <text:p>3,75974551432251</text:p>
          </table:table-cell>
          <table:table-cell office:value-type="float" office:value="1.16966521927574" calcext:value-type="float">
            <text:p>1,16966521927574</text:p>
          </table:table-cell>
          <table:table-cell office:value-type="float" office:value="5.82045762013391" calcext:value-type="float">
            <text:p>5,82045762013391</text:p>
          </table:table-cell>
          <table:table-cell office:value-type="float" office:value="13.3670436515091" calcext:value-type="float">
            <text:p>13,3670436515091</text:p>
          </table:table-cell>
          <table:table-cell office:value-type="float" office:value="0.48898753031241" calcext:value-type="float">
            <text:p>0,48898753031241</text:p>
          </table:table-cell>
          <table:table-cell office:value-type="float" office:value="9.88779368881519" calcext:value-type="float">
            <text:p>9,88779368881519</text:p>
          </table:table-cell>
          <table:table-cell office:value-type="float" office:value="12.7954806343531" calcext:value-type="float">
            <text:p>12,7954806343531</text:p>
          </table:table-cell>
          <table:table-cell office:value-type="float" office:value="3.53476828180491" calcext:value-type="float">
            <text:p>3,534768281804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053252.9999998" calcext:value-type="float">
            <text:p>13053252,9999998</text:p>
          </table:table-cell>
          <table:table-cell office:value-type="float" office:value="566799.949996635" calcext:value-type="float">
            <text:p>566799,949996635</text:p>
          </table:table-cell>
          <table:table-cell office:value-type="float" office:value="793507.392487624" calcext:value-type="float">
            <text:p>793507,392487624</text:p>
          </table:table-cell>
          <table:table-cell office:value-type="float" office:value="1360307.34248426" calcext:value-type="float">
            <text:p>1360307,34248426</text:p>
          </table:table-cell>
          <table:table-cell office:value-type="float" office:value="41262199.0000007" calcext:value-type="float">
            <text:p>41262199,0000007</text:p>
          </table:table-cell>
          <table:table-cell office:value-type="float" office:value="2600270.78405074" calcext:value-type="float">
            <text:p>2600270,78405074</text:p>
          </table:table-cell>
          <table:table-cell office:value-type="float" office:value="3322578.80117201" calcext:value-type="float">
            <text:p>3322578,80117201</text:p>
          </table:table-cell>
          <table:table-cell office:value-type="float" office:value="5922849.58522276" calcext:value-type="float">
            <text:p>5922849,58522276</text:p>
          </table:table-cell>
          <table:table-cell office:value-type="float" office:value="6871894.24020169" calcext:value-type="float">
            <text:p>6871894,24020169</text:p>
          </table:table-cell>
          <table:table-cell office:value-type="float" office:value="623648.167778245" calcext:value-type="float">
            <text:p>623648,167778245</text:p>
          </table:table-cell>
          <table:table-cell office:value-type="float" office:value="750652.151110907" calcext:value-type="float">
            <text:p>750652,151110907</text:p>
          </table:table-cell>
          <table:table-cell office:value-type="float" office:value="1374300.31888915" calcext:value-type="float">
            <text:p>1374300,31888915</text:p>
          </table:table-cell>
          <table:table-cell office:value-type="float" office:value="4.34221224392605" calcext:value-type="float">
            <text:p>4,34221224392605</text:p>
          </table:table-cell>
          <table:table-cell office:value-type="float" office:value="39.03" calcext:value-type="float">
            <text:p>39,03</text:p>
          </table:table-cell>
          <table:table-cell office:value-type="float" office:value="1.69476543880434" calcext:value-type="float">
            <text:p>1,69476543880434</text:p>
          </table:table-cell>
          <table:table-cell office:value-type="float" office:value="110006.088044655" calcext:value-type="float">
            <text:p>110006,088044655</text:p>
          </table:table-cell>
          <table:table-cell office:value-type="float" office:value="120126.255255062" calcext:value-type="float">
            <text:p>120126,255255062</text:p>
          </table:table-cell>
          <table:table-cell office:value-type="float" office:value="491751.124690394" calcext:value-type="float">
            <text:p>491751,124690394</text:p>
          </table:table-cell>
          <table:table-cell office:value-type="float" office:value="1223.80854709587" calcext:value-type="float">
            <text:p>1223,80854709587</text:p>
          </table:table-cell>
          <table:table-cell office:value-type="float" office:value="274087.029577263" calcext:value-type="float">
            <text:p>274087,029577263</text:p>
          </table:table-cell>
          <table:table-cell office:value-type="float" office:value="413944.99394246" calcext:value-type="float">
            <text:p>413944,99394246</text:p>
          </table:table-cell>
          <table:table-cell office:value-type="float" office:value="151195.24548985" calcext:value-type="float">
            <text:p>151195,24548985</text:p>
          </table:table-cell>
          <table:table-cell office:value-type="float" office:value="48559.1524562449" calcext:value-type="float">
            <text:p>48559,1524562449</text:p>
          </table:table-cell>
          <table:table-cell office:value-type="float" office:value="150881.094082657" calcext:value-type="float">
            <text:p>150881,094082657</text:p>
          </table:table-cell>
          <table:table-cell office:value-type="float" office:value="359149.954117888" calcext:value-type="float">
            <text:p>359149,954117888</text:p>
          </table:table-cell>
          <table:table-cell office:value-type="float" office:value="77625.5005716689" calcext:value-type="float">
            <text:p>77625,5005716689</text:p>
          </table:table-cell>
          <table:table-cell office:value-type="float" office:value="347230.068077012" calcext:value-type="float">
            <text:p>347230,068077012</text:p>
          </table:table-cell>
          <table:table-cell office:value-type="float" office:value="456750.277997994" calcext:value-type="float">
            <text:p>456750,277997994</text:p>
          </table:table-cell>
          <table:table-cell office:value-type="float" office:value="111255.186143339" calcext:value-type="float">
            <text:p>111255,186143339</text:p>
          </table:table-cell>
          <table:table-cell office:value-type="float" office:value="4.14222196962327" calcext:value-type="float">
            <text:p>4,14222196962327</text:p>
          </table:table-cell>
          <table:table-cell office:value-type="float" office:value="4.52329159677147" calcext:value-type="float">
            <text:p>4,52329159677147</text:p>
          </table:table-cell>
          <table:table-cell office:value-type="float" office:value="18.5166325653962" calcext:value-type="float">
            <text:p>18,5166325653962</text:p>
          </table:table-cell>
          <table:table-cell office:value-type="float" office:value="0.0345752353342836" calcext:value-type="float">
            <text:p>0,0345752353342836</text:p>
          </table:table-cell>
          <table:table-cell office:value-type="float" office:value="7.74355071485399" calcext:value-type="float">
            <text:p>7,74355071485399</text:p>
          </table:table-cell>
          <table:table-cell office:value-type="float" office:value="11.6948403530703" calcext:value-type="float">
            <text:p>11,6948403530703</text:p>
          </table:table-cell>
          <table:table-cell office:value-type="float" office:value="4.27159232270573" calcext:value-type="float">
            <text:p>4,27159232270573</text:p>
          </table:table-cell>
          <table:table-cell office:value-type="float" office:value="1.82846960296318" calcext:value-type="float">
            <text:p>1,82846960296318</text:p>
          </table:table-cell>
          <table:table-cell office:value-type="float" office:value="5.68134904003018" calcext:value-type="float">
            <text:p>5,68134904003018</text:p>
          </table:table-cell>
          <table:table-cell office:value-type="float" office:value="13.5236045275277" calcext:value-type="float">
            <text:p>13,5236045275277</text:p>
          </table:table-cell>
          <table:table-cell office:value-type="float" office:value="2.19308809092406" calcext:value-type="float">
            <text:p>2,19308809092406</text:p>
          </table:table-cell>
          <table:table-cell office:value-type="float" office:value="9.80999956847134" calcext:value-type="float">
            <text:p>9,80999956847134</text:p>
          </table:table-cell>
          <table:table-cell office:value-type="float" office:value="12.9041821028751" calcext:value-type="float">
            <text:p>12,9041821028751</text:p>
          </table:table-cell>
          <table:table-cell office:value-type="float" office:value="3.14319936087532" calcext:value-type="float">
            <text:p>3,143199360875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340516.00000002" calcext:value-type="float">
            <text:p>3340516,00000002</text:p>
          </table:table-cell>
          <table:table-cell office:value-type="float" office:value="486388.227001726" calcext:value-type="float">
            <text:p>486388,227001726</text:p>
          </table:table-cell>
          <table:table-cell office:value-type="float" office:value="386097.394921828" calcext:value-type="float">
            <text:p>386097,394921828</text:p>
          </table:table-cell>
          <table:table-cell office:value-type="float" office:value="872485.621923554" calcext:value-type="float">
            <text:p>872485,621923554</text:p>
          </table:table-cell>
          <table:table-cell office:value-type="float" office:value="10444526.0000001" calcext:value-type="float">
            <text:p>10444526,0000001</text:p>
          </table:table-cell>
          <table:table-cell office:value-type="float" office:value="1879601.63597931" calcext:value-type="float">
            <text:p>1879601,63597931</text:p>
          </table:table-cell>
          <table:table-cell office:value-type="float" office:value="1295669.91718891" calcext:value-type="float">
            <text:p>1295669,91718891</text:p>
          </table:table-cell>
          <table:table-cell office:value-type="float" office:value="3175271.55316821" calcext:value-type="float">
            <text:p>3175271,55316821</text:p>
          </table:table-cell>
          <table:table-cell office:value-type="float" office:value="1838514.93939094" calcext:value-type="float">
            <text:p>1838514,93939094</text:p>
          </table:table-cell>
          <table:table-cell office:value-type="float" office:value="403446.526970934" calcext:value-type="float">
            <text:p>403446,526970934</text:p>
          </table:table-cell>
          <table:table-cell office:value-type="float" office:value="249705.366394562" calcext:value-type="float">
            <text:p>249705,366394562</text:p>
          </table:table-cell>
          <table:table-cell office:value-type="float" office:value="653151.893365496" calcext:value-type="float">
            <text:p>653151,893365496</text:p>
          </table:table-cell>
          <table:table-cell office:value-type="float" office:value="14.5602723352238" calcext:value-type="float">
            <text:p>14,5602723352238</text:p>
          </table:table-cell>
          <table:table-cell office:value-type="float" office:value="40.87" calcext:value-type="float">
            <text:p>40,87</text:p>
          </table:table-cell>
          <table:table-cell office:value-type="float" office:value="5.95078330340595" calcext:value-type="float">
            <text:p>5,95078330340595</text:p>
          </table:table-cell>
          <table:table-cell office:value-type="float" office:value="60794.6328363667" calcext:value-type="float">
            <text:p>60794,6328363667</text:p>
          </table:table-cell>
          <table:table-cell office:value-type="float" office:value="78569.6960261489" calcext:value-type="float">
            <text:p>78569,6960261489</text:p>
          </table:table-cell>
          <table:table-cell office:value-type="float" office:value="421138.210259166" calcext:value-type="float">
            <text:p>421138,210259166</text:p>
          </table:table-cell>
          <table:table-cell office:value-type="float" office:value="737.58071623932" calcext:value-type="float">
            <text:p>737,58071623932</text:p>
          </table:table-cell>
          <table:table-cell office:value-type="float" office:value="265494.183873791" calcext:value-type="float">
            <text:p>265494,183873791</text:p>
          </table:table-cell>
          <table:table-cell office:value-type="float" office:value="448320.955501664" calcext:value-type="float">
            <text:p>448320,955501664</text:p>
          </table:table-cell>
          <table:table-cell office:value-type="float" office:value="248084.795805346" calcext:value-type="float">
            <text:p>248084,795805346</text:p>
          </table:table-cell>
          <table:table-cell office:value-type="float" office:value="51124.3902327709" calcext:value-type="float">
            <text:p>51124,3902327709</text:p>
          </table:table-cell>
          <table:table-cell office:value-type="float" office:value="52420.1282617738" calcext:value-type="float">
            <text:p>52420,1282617738</text:p>
          </table:table-cell>
          <table:table-cell office:value-type="float" office:value="291693.178298705" calcext:value-type="float">
            <text:p>291693,178298705</text:p>
          </table:table-cell>
          <table:table-cell office:value-type="float" office:value="331153.715758938" calcext:value-type="float">
            <text:p>331153,715758938</text:p>
          </table:table-cell>
          <table:table-cell office:value-type="float" office:value="145595.913351874" calcext:value-type="float">
            <text:p>145595,913351874</text:p>
          </table:table-cell>
          <table:table-cell office:value-type="float" office:value="400036.465151874" calcext:value-type="float">
            <text:p>400036,465151874</text:p>
          </table:table-cell>
          <table:table-cell office:value-type="float" office:value="67317.7183602585" calcext:value-type="float">
            <text:p>67317,7183602585</text:p>
          </table:table-cell>
          <table:table-cell office:value-type="float" office:value="2.5475490190331" calcext:value-type="float">
            <text:p>2,5475490190331</text:p>
          </table:table-cell>
          <table:table-cell office:value-type="float" office:value="3.29239840260061" calcext:value-type="float">
            <text:p>3,29239840260061</text:p>
          </table:table-cell>
          <table:table-cell office:value-type="float" office:value="17.6474498548384" calcext:value-type="float">
            <text:p>17,6474498548384</text:p>
          </table:table-cell>
          <table:table-cell office:value-type="float" office:value="0.0231900603604532" calcext:value-type="float">
            <text:p>0,0231900603604532</text:p>
          </table:table-cell>
          <table:table-cell office:value-type="float" office:value="8.34732526736069" calcext:value-type="float">
            <text:p>8,34732526736069</text:p>
          </table:table-cell>
          <table:table-cell office:value-type="float" office:value="14.0955285164564" calcext:value-type="float">
            <text:p>14,0955285164564</text:p>
          </table:table-cell>
          <table:table-cell office:value-type="float" office:value="7.79996177038064" calcext:value-type="float">
            <text:p>7,79996177038064</text:p>
          </table:table-cell>
          <table:table-cell office:value-type="float" office:value="2.14232546706412" calcext:value-type="float">
            <text:p>2,14232546706412</text:p>
          </table:table-cell>
          <table:table-cell office:value-type="float" office:value="2.19662230200997" calcext:value-type="float">
            <text:p>2,19662230200997</text:p>
          </table:table-cell>
          <table:table-cell office:value-type="float" office:value="12.2231624004314" calcext:value-type="float">
            <text:p>12,2231624004314</text:p>
          </table:table-cell>
          <table:table-cell office:value-type="float" office:value="10.4117074754791" calcext:value-type="float">
            <text:p>10,4117074754791</text:p>
          </table:table-cell>
          <table:table-cell office:value-type="float" office:value="4.57763868350614" calcext:value-type="float">
            <text:p>4,57763868350614</text:p>
          </table:table-cell>
          <table:table-cell office:value-type="float" office:value="12.5774299259801" calcext:value-type="float">
            <text:p>12,5774299259801</text:p>
          </table:table-cell>
          <table:table-cell office:value-type="float" office:value="2.11651676586927" calcext:value-type="float">
            <text:p>2,116516765869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5139" calcext:value-type="float">
            <text:p>2015139</text:p>
          </table:table-cell>
          <table:table-cell office:value-type="float" office:value="262177.439285572" calcext:value-type="float">
            <text:p>262177,439285572</text:p>
          </table:table-cell>
          <table:table-cell office:value-type="float" office:value="241381.046642407" calcext:value-type="float">
            <text:p>241381,046642407</text:p>
          </table:table-cell>
          <table:table-cell office:value-type="float" office:value="503558.485927979" calcext:value-type="float">
            <text:p>503558,485927979</text:p>
          </table:table-cell>
          <table:table-cell office:value-type="float" office:value="6248436.00000001" calcext:value-type="float">
            <text:p>6248436,00000001</text:p>
          </table:table-cell>
          <table:table-cell office:value-type="float" office:value="1005939.12434898" calcext:value-type="float">
            <text:p>1005939,12434898</text:p>
          </table:table-cell>
          <table:table-cell office:value-type="float" office:value="809828.171780647" calcext:value-type="float">
            <text:p>809828,171780647</text:p>
          </table:table-cell>
          <table:table-cell office:value-type="float" office:value="1815767.29612963" calcext:value-type="float">
            <text:p>1815767,29612963</text:p>
          </table:table-cell>
          <table:table-cell office:value-type="float" office:value="1046883.71638529" calcext:value-type="float">
            <text:p>1046883,71638529</text:p>
          </table:table-cell>
          <table:table-cell office:value-type="float" office:value="203472.2801629" calcext:value-type="float">
            <text:p>203472,2801629</text:p>
          </table:table-cell>
          <table:table-cell office:value-type="float" office:value="146451.785188683" calcext:value-type="float">
            <text:p>146451,785188683</text:p>
          </table:table-cell>
          <table:table-cell office:value-type="float" office:value="349924.065351583" calcext:value-type="float">
            <text:p>349924,065351583</text:p>
          </table:table-cell>
          <table:table-cell office:value-type="float" office:value="13.0103898185471" calcext:value-type="float">
            <text:p>13,0103898185471</text:p>
          </table:table-cell>
          <table:table-cell office:value-type="float" office:value="40" calcext:value-type="float">
            <text:p>40</text:p>
          </table:table-cell>
          <table:table-cell office:value-type="float" office:value="5.20415592741882" calcext:value-type="float">
            <text:p>5,20415592741882</text:p>
          </table:table-cell>
          <table:table-cell office:value-type="float" office:value="32703.5207956702" calcext:value-type="float">
            <text:p>32703,5207956702</text:p>
          </table:table-cell>
          <table:table-cell office:value-type="float" office:value="37051.4856448178" calcext:value-type="float">
            <text:p>37051,4856448178</text:p>
          </table:table-cell>
          <table:table-cell office:value-type="float" office:value="234141.251452589" calcext:value-type="float">
            <text:p>234141,251452589</text:p>
          </table:table-cell>
          <table:table-cell office:value-type="float" office:value="418.517092892753" calcext:value-type="float">
            <text:p>418,517092892753</text:p>
          </table:table-cell>
          <table:table-cell office:value-type="float" office:value="173963.578277383" calcext:value-type="float">
            <text:p>173963,578277383</text:p>
          </table:table-cell>
          <table:table-cell office:value-type="float" office:value="250232.652936603" calcext:value-type="float">
            <text:p>250232,652936603</text:p>
          </table:table-cell>
          <table:table-cell office:value-type="float" office:value="113290.12621499" calcext:value-type="float">
            <text:p>113290,12621499</text:p>
          </table:table-cell>
          <table:table-cell office:value-type="float" office:value="32199.1826432439" calcext:value-type="float">
            <text:p>32199,1826432439</text:p>
          </table:table-cell>
          <table:table-cell office:value-type="float" office:value="23234.7308493447" calcext:value-type="float">
            <text:p>23234,7308493447</text:p>
          </table:table-cell>
          <table:table-cell office:value-type="float" office:value="151385.040890759" calcext:value-type="float">
            <text:p>151385,040890759</text:p>
          </table:table-cell>
          <table:table-cell office:value-type="float" office:value="189542.365634136" calcext:value-type="float">
            <text:p>189542,365634136</text:p>
          </table:table-cell>
          <table:table-cell office:value-type="float" office:value="62241.7118474232" calcext:value-type="float">
            <text:p>62241,7118474232</text:p>
          </table:table-cell>
          <table:table-cell office:value-type="float" office:value="182391.977569084" calcext:value-type="float">
            <text:p>182391,977569084</text:p>
          </table:table-cell>
          <table:table-cell office:value-type="float" office:value="25147.55123824" calcext:value-type="float">
            <text:p>25147,55123824</text:p>
          </table:table-cell>
          <table:table-cell office:value-type="float" office:value="2.59767134207155" calcext:value-type="float">
            <text:p>2,59767134207155</text:p>
          </table:table-cell>
          <table:table-cell office:value-type="float" office:value="2.94303426967598" calcext:value-type="float">
            <text:p>2,94303426967598</text:p>
          </table:table-cell>
          <table:table-cell office:value-type="float" office:value="18.5980592944502" calcext:value-type="float">
            <text:p>18,5980592944502</text:p>
          </table:table-cell>
          <table:table-cell office:value-type="float" office:value="0.0249423809854457" calcext:value-type="float">
            <text:p>0,0249423809854457</text:p>
          </table:table-cell>
          <table:table-cell office:value-type="float" office:value="10.3677147735942" calcext:value-type="float">
            <text:p>10,3677147735942</text:p>
          </table:table-cell>
          <table:table-cell office:value-type="float" office:value="14.9131260599264" calcext:value-type="float">
            <text:p>14,9131260599264</text:p>
          </table:table-cell>
          <table:table-cell office:value-type="float" office:value="6.75175647047611" calcext:value-type="float">
            <text:p>6,75175647047611</text:p>
          </table:table-cell>
          <table:table-cell office:value-type="float" office:value="2.55761128941065" calcext:value-type="float">
            <text:p>2,55761128941065</text:p>
          </table:table-cell>
          <table:table-cell office:value-type="float" office:value="1.84555647219731" calcext:value-type="float">
            <text:p>1,84555647219731</text:p>
          </table:table-cell>
          <table:table-cell office:value-type="float" office:value="12.0246558404904" calcext:value-type="float">
            <text:p>12,0246558404904</text:p>
          </table:table-cell>
          <table:table-cell office:value-type="float" office:value="11.2961644262896" calcext:value-type="float">
            <text:p>11,2961644262896</text:p>
          </table:table-cell>
          <table:table-cell office:value-type="float" office:value="3.70942194822752" calcext:value-type="float">
            <text:p>3,70942194822752</text:p>
          </table:table-cell>
          <table:table-cell office:value-type="float" office:value="10.8700224446573" calcext:value-type="float">
            <text:p>10,8700224446573</text:p>
          </table:table-cell>
          <table:table-cell office:value-type="float" office:value="1.49871968071787" calcext:value-type="float">
            <text:p>1,498719680717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53000" calcext:value-type="float">
            <text:p>3653000</text:p>
          </table:table-cell>
          <table:table-cell office:value-type="float" office:value="456063.512413444" calcext:value-type="float">
            <text:p>456063,512413444</text:p>
          </table:table-cell>
          <table:table-cell office:value-type="float" office:value="410678.898058961" calcext:value-type="float">
            <text:p>410678,898058961</text:p>
          </table:table-cell>
          <table:table-cell office:value-type="float" office:value="866742.410472405" calcext:value-type="float">
            <text:p>866742,410472405</text:p>
          </table:table-cell>
          <table:table-cell office:value-type="float" office:value="10693929" calcext:value-type="float">
            <text:p>10693929</text:p>
          </table:table-cell>
          <table:table-cell office:value-type="float" office:value="1720336.00078703" calcext:value-type="float">
            <text:p>1720336,00078703</text:p>
          </table:table-cell>
          <table:table-cell office:value-type="float" office:value="1318656.73329407" calcext:value-type="float">
            <text:p>1318656,73329407</text:p>
          </table:table-cell>
          <table:table-cell office:value-type="float" office:value="3038992.7340811" calcext:value-type="float">
            <text:p>3038992,7340811</text:p>
          </table:table-cell>
          <table:table-cell office:value-type="float" office:value="1713766.86357351" calcext:value-type="float">
            <text:p>1713766,86357351</text:p>
          </table:table-cell>
          <table:table-cell office:value-type="float" office:value="365600.337936118" calcext:value-type="float">
            <text:p>365600,337936118</text:p>
          </table:table-cell>
          <table:table-cell office:value-type="float" office:value="236391.375998261" calcext:value-type="float">
            <text:p>236391,375998261</text:p>
          </table:table-cell>
          <table:table-cell office:value-type="float" office:value="601991.713934378" calcext:value-type="float">
            <text:p>601991,713934378</text:p>
          </table:table-cell>
          <table:table-cell office:value-type="float" office:value="12.4846294118107" calcext:value-type="float">
            <text:p>12,4846294118107</text:p>
          </table:table-cell>
          <table:table-cell office:value-type="float" office:value="39.89" calcext:value-type="float">
            <text:p>39,89</text:p>
          </table:table-cell>
          <table:table-cell office:value-type="float" office:value="4.98011867237128" calcext:value-type="float">
            <text:p>4,98011867237128</text:p>
          </table:table-cell>
          <table:table-cell office:value-type="float" office:value="53041.2779994893" calcext:value-type="float">
            <text:p>53041,2779994893</text:p>
          </table:table-cell>
          <table:table-cell office:value-type="float" office:value="91274.2682806605" calcext:value-type="float">
            <text:p>91274,2682806605</text:p>
          </table:table-cell>
          <table:table-cell office:value-type="float" office:value="393856.430989902" calcext:value-type="float">
            <text:p>393856,430989902</text:p>
          </table:table-cell>
          <table:table-cell office:value-type="float" office:value="725.626701581286" calcext:value-type="float">
            <text:p>725,626701581286</text:p>
          </table:table-cell>
          <table:table-cell office:value-type="float" office:value="242986.97324671" calcext:value-type="float">
            <text:p>242986,97324671</text:p>
          </table:table-cell>
          <table:table-cell office:value-type="float" office:value="411113.091789382" calcext:value-type="float">
            <text:p>411113,091789382</text:p>
          </table:table-cell>
          <table:table-cell office:value-type="float" office:value="204827.625161446" calcext:value-type="float">
            <text:p>204827,625161446</text:p>
          </table:table-cell>
          <table:table-cell office:value-type="float" office:value="47545.1701584467" calcext:value-type="float">
            <text:p>47545,1701584467</text:p>
          </table:table-cell>
          <table:table-cell office:value-type="float" office:value="48615.0063151931" calcext:value-type="float">
            <text:p>48615,0063151931</text:p>
          </table:table-cell>
          <table:table-cell office:value-type="float" office:value="278448.736061972" calcext:value-type="float">
            <text:p>278448,736061972</text:p>
          </table:table-cell>
          <table:table-cell office:value-type="float" office:value="278824.981828395" calcext:value-type="float">
            <text:p>278824,981828395</text:p>
          </table:table-cell>
          <table:table-cell office:value-type="float" office:value="132273.295236909" calcext:value-type="float">
            <text:p>132273,295236909</text:p>
          </table:table-cell>
          <table:table-cell office:value-type="float" office:value="356179.71225688" calcext:value-type="float">
            <text:p>356179,71225688</text:p>
          </table:table-cell>
          <table:table-cell office:value-type="float" office:value="66967.3735528271" calcext:value-type="float">
            <text:p>66967,3735528271</text:p>
          </table:table-cell>
          <table:table-cell office:value-type="float" office:value="2.42867620043473" calcext:value-type="float">
            <text:p>2,42867620043473</text:p>
          </table:table-cell>
          <table:table-cell office:value-type="float" office:value="4.17930433515325" calcext:value-type="float">
            <text:p>4,17930433515325</text:p>
          </table:table-cell>
          <table:table-cell office:value-type="float" office:value="18.0340628357889" calcext:value-type="float">
            <text:p>18,0340628357889</text:p>
          </table:table-cell>
          <table:table-cell office:value-type="float" office:value="0.0249289455405431" calcext:value-type="float">
            <text:p>0,0249289455405431</text:p>
          </table:table-cell>
          <table:table-cell office:value-type="float" office:value="8.34783093004754" calcext:value-type="float">
            <text:p>8,34783093004754</text:p>
          </table:table-cell>
          <table:table-cell office:value-type="float" office:value="14.1238130486213" calcext:value-type="float">
            <text:p>14,1238130486213</text:p>
          </table:table-cell>
          <table:table-cell office:value-type="float" office:value="7.03686441212977" calcext:value-type="float">
            <text:p>7,03686441212977</text:p>
          </table:table-cell>
          <table:table-cell office:value-type="float" office:value="2.17701811805045" calcext:value-type="float">
            <text:p>2,17701811805045</text:p>
          </table:table-cell>
          <table:table-cell office:value-type="float" office:value="2.22600422302853" calcext:value-type="float">
            <text:p>2,22600422302853</text:p>
          </table:table-cell>
          <table:table-cell office:value-type="float" office:value="12.7497270771144" calcext:value-type="float">
            <text:p>12,7497270771144</text:p>
          </table:table-cell>
          <table:table-cell office:value-type="float" office:value="9.57904770069203" calcext:value-type="float">
            <text:p>9,57904770069203</text:p>
          </table:table-cell>
          <table:table-cell office:value-type="float" office:value="4.54425638726264" calcext:value-type="float">
            <text:p>4,54425638726264</text:p>
          </table:table-cell>
          <table:table-cell office:value-type="float" office:value="12.2365737508674" calcext:value-type="float">
            <text:p>12,2365737508674</text:p>
          </table:table-cell>
          <table:table-cell office:value-type="float" office:value="2.30066782913806" calcext:value-type="float">
            <text:p>2,300667829138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5003" calcext:value-type="float">
            <text:p>775003</text:p>
          </table:table-cell>
          <table:table-cell office:value-type="float" office:value="148927.46508495" calcext:value-type="float">
            <text:p>148927,46508495</text:p>
          </table:table-cell>
          <table:table-cell office:value-type="float" office:value="127491.583659281" calcext:value-type="float">
            <text:p>127491,583659281</text:p>
          </table:table-cell>
          <table:table-cell office:value-type="float" office:value="276419.048744231" calcext:value-type="float">
            <text:p>276419,048744231</text:p>
          </table:table-cell>
          <table:table-cell office:value-type="float" office:value="2449024.00000002" calcext:value-type="float">
            <text:p>2449024,00000002</text:p>
          </table:table-cell>
          <table:table-cell office:value-type="float" office:value="609374.944647259" calcext:value-type="float">
            <text:p>609374,944647259</text:p>
          </table:table-cell>
          <table:table-cell office:value-type="float" office:value="420480.957500998" calcext:value-type="float">
            <text:p>420480,957500998</text:p>
          </table:table-cell>
          <table:table-cell office:value-type="float" office:value="1029855.90214826" calcext:value-type="float">
            <text:p>1029855,90214826</text:p>
          </table:table-cell>
          <table:table-cell office:value-type="float" office:value="477349.688034756" calcext:value-type="float">
            <text:p>477349,688034756</text:p>
          </table:table-cell>
          <table:table-cell office:value-type="float" office:value="152108.057852869" calcext:value-type="float">
            <text:p>152108,057852869</text:p>
          </table:table-cell>
          <table:table-cell office:value-type="float" office:value="85121.2351103638" calcext:value-type="float">
            <text:p>85121,2351103638</text:p>
          </table:table-cell>
          <table:table-cell office:value-type="float" office:value="237229.292963233" calcext:value-type="float">
            <text:p>237229,292963233</text:p>
          </table:table-cell>
          <table:table-cell office:value-type="float" office:value="19.2163727217766" calcext:value-type="float">
            <text:p>19,2163727217766</text:p>
          </table:table-cell>
          <table:table-cell office:value-type="float" office:value="40.51" calcext:value-type="float">
            <text:p>40,51</text:p>
          </table:table-cell>
          <table:table-cell office:value-type="float" office:value="7.78455258959169" calcext:value-type="float">
            <text:p>7,78455258959169</text:p>
          </table:table-cell>
          <table:table-cell office:value-type="float" office:value="20659.5624267654" calcext:value-type="float">
            <text:p>20659,5624267654</text:p>
          </table:table-cell>
          <table:table-cell office:value-type="float" office:value="33998.0447515091" calcext:value-type="float">
            <text:p>33998,0447515091</text:p>
          </table:table-cell>
          <table:table-cell office:value-type="float" office:value="122380.926886783" calcext:value-type="float">
            <text:p>122380,926886783</text:p>
          </table:table-cell>
          <table:table-cell office:value-type="float" office:value="211.627793548177" calcext:value-type="float">
            <text:p>211,627793548177</text:p>
          </table:table-cell>
          <table:table-cell office:value-type="float" office:value="76051.8609398415" calcext:value-type="float">
            <text:p>76051,8609398415</text:p>
          </table:table-cell>
          <table:table-cell office:value-type="float" office:value="143983.479839779" calcext:value-type="float">
            <text:p>143983,479839779</text:p>
          </table:table-cell>
          <table:table-cell office:value-type="float" office:value="74812.6443247543" calcext:value-type="float">
            <text:p>74812,6443247543</text:p>
          </table:table-cell>
          <table:table-cell office:value-type="float" office:value="11294.0669808451" calcext:value-type="float">
            <text:p>11294,0669808451</text:p>
          </table:table-cell>
          <table:table-cell office:value-type="float" office:value="21358.4504052713" calcext:value-type="float">
            <text:p>21358,4504052713</text:p>
          </table:table-cell>
          <table:table-cell office:value-type="float" office:value="89819.8347853715" calcext:value-type="float">
            <text:p>89819,8347853715</text:p>
          </table:table-cell>
          <table:table-cell office:value-type="float" office:value="49810.3806283654" calcext:value-type="float">
            <text:p>49810,3806283654</text:p>
          </table:table-cell>
          <table:table-cell office:value-type="float" office:value="62236.0800010515" calcext:value-type="float">
            <text:p>62236,0800010515</text:p>
          </table:table-cell>
          <table:table-cell office:value-type="float" office:value="133860.994699578" calcext:value-type="float">
            <text:p>133860,994699578</text:p>
          </table:table-cell>
          <table:table-cell office:value-type="float" office:value="25212.0346463163" calcext:value-type="float">
            <text:p>25212,0346463163</text:p>
          </table:table-cell>
          <table:table-cell office:value-type="float" office:value="2.85252250640183" calcext:value-type="float">
            <text:p>2,85252250640183</text:p>
          </table:table-cell>
          <table:table-cell office:value-type="float" office:value="4.69420338262799" calcext:value-type="float">
            <text:p>4,69420338262799</text:p>
          </table:table-cell>
          <table:table-cell office:value-type="float" office:value="16.8974705798511" calcext:value-type="float">
            <text:p>16,8974705798511</text:p>
          </table:table-cell>
          <table:table-cell office:value-type="float" office:value="0.0219237923864945" calcext:value-type="float">
            <text:p>0,0219237923864945</text:p>
          </table:table-cell>
          <table:table-cell office:value-type="float" office:value="7.8786684012375" calcext:value-type="float">
            <text:p>7,8786684012375</text:p>
          </table:table-cell>
          <table:table-cell office:value-type="float" office:value="14.9161122278285" calcext:value-type="float">
            <text:p>14,9161122278285</text:p>
          </table:table-cell>
          <table:table-cell office:value-type="float" office:value="7.75029051979028" calcext:value-type="float">
            <text:p>7,75029051979028</text:p>
          </table:table-cell>
          <table:table-cell office:value-type="float" office:value="1.55940283662216" calcext:value-type="float">
            <text:p>1,55940283662216</text:p>
          </table:table-cell>
          <table:table-cell office:value-type="float" office:value="2.94901988843539" calcext:value-type="float">
            <text:p>2,94901988843539</text:p>
          </table:table-cell>
          <table:table-cell office:value-type="float" office:value="12.4016711948667" calcext:value-type="float">
            <text:p>12,4016711948667</text:p>
          </table:table-cell>
          <table:table-cell office:value-type="float" office:value="5.16015607061532" calcext:value-type="float">
            <text:p>5,16015607061532</text:p>
          </table:table-cell>
          <table:table-cell office:value-type="float" office:value="6.44740879265322" calcext:value-type="float">
            <text:p>6,44740879265322</text:p>
          </table:table-cell>
          <table:table-cell office:value-type="float" office:value="13.867463281826" calcext:value-type="float">
            <text:p>13,867463281826</text:p>
          </table:table-cell>
          <table:table-cell office:value-type="float" office:value="2.61186587999422" calcext:value-type="float">
            <text:p>2,611865879994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32109.999999996" calcext:value-type="float">
            <text:p>932109,999999996</text:p>
          </table:table-cell>
          <table:table-cell office:value-type="float" office:value="232506.627764981" calcext:value-type="float">
            <text:p>232506,627764981</text:p>
          </table:table-cell>
          <table:table-cell office:value-type="float" office:value="169170.45553625" calcext:value-type="float">
            <text:p>169170,45553625</text:p>
          </table:table-cell>
          <table:table-cell office:value-type="float" office:value="401677.083301231" calcext:value-type="float">
            <text:p>401677,083301231</text:p>
          </table:table-cell>
          <table:table-cell office:value-type="float" office:value="3035121.99999999" calcext:value-type="float">
            <text:p>3035121,99999999</text:p>
          </table:table-cell>
          <table:table-cell office:value-type="float" office:value="920297.843899961" calcext:value-type="float">
            <text:p>920297,843899961</text:p>
          </table:table-cell>
          <table:table-cell office:value-type="float" office:value="562335.303235951" calcext:value-type="float">
            <text:p>562335,303235951</text:p>
          </table:table-cell>
          <table:table-cell office:value-type="float" office:value="1482633.14713591" calcext:value-type="float">
            <text:p>1482633,14713591</text:p>
          </table:table-cell>
          <table:table-cell office:value-type="float" office:value="607686.722650588" calcext:value-type="float">
            <text:p>607686,722650588</text:p>
          </table:table-cell>
          <table:table-cell office:value-type="float" office:value="216648.024153482" calcext:value-type="float">
            <text:p>216648,024153482</text:p>
          </table:table-cell>
          <table:table-cell office:value-type="float" office:value="117311.171609122" calcext:value-type="float">
            <text:p>117311,171609122</text:p>
          </table:table-cell>
          <table:table-cell office:value-type="float" office:value="333959.195762605" calcext:value-type="float">
            <text:p>333959,195762605</text:p>
          </table:table-cell>
          <table:table-cell office:value-type="float" office:value="24.9441190165304" calcext:value-type="float">
            <text:p>24,9441190165304</text:p>
          </table:table-cell>
          <table:table-cell office:value-type="float" office:value="40.73" calcext:value-type="float">
            <text:p>40,73</text:p>
          </table:table-cell>
          <table:table-cell office:value-type="float" office:value="10.1597396754328" calcext:value-type="float">
            <text:p>10,1597396754328</text:p>
          </table:table-cell>
          <table:table-cell office:value-type="float" office:value="26459.8247758792" calcext:value-type="float">
            <text:p>26459,8247758792</text:p>
          </table:table-cell>
          <table:table-cell office:value-type="float" office:value="37064.8537868354" calcext:value-type="float">
            <text:p>37064,8537868354</text:p>
          </table:table-cell>
          <table:table-cell office:value-type="float" office:value="187622.907791992" calcext:value-type="float">
            <text:p>187622,907791992</text:p>
          </table:table-cell>
          <table:table-cell office:value-type="float" office:value="442.029709502644" calcext:value-type="float">
            <text:p>442,029709502644</text:p>
          </table:table-cell>
          <table:table-cell office:value-type="float" office:value="148073.912933092" calcext:value-type="float">
            <text:p>148073,912933092</text:p>
          </table:table-cell>
          <table:table-cell office:value-type="float" office:value="220015.019043647" calcext:value-type="float">
            <text:p>220015,019043647</text:p>
          </table:table-cell>
          <table:table-cell office:value-type="float" office:value="120343.369681614" calcext:value-type="float">
            <text:p>120343,369681614</text:p>
          </table:table-cell>
          <table:table-cell office:value-type="float" office:value="17683.8734492226" calcext:value-type="float">
            <text:p>17683,8734492226</text:p>
          </table:table-cell>
          <table:table-cell office:value-type="float" office:value="29664.82396341" calcext:value-type="float">
            <text:p>29664,82396341</text:p>
          </table:table-cell>
          <table:table-cell office:value-type="float" office:value="141746.475907409" calcext:value-type="float">
            <text:p>141746,475907409</text:p>
          </table:table-cell>
          <table:table-cell office:value-type="float" office:value="113549.714202847" calcext:value-type="float">
            <text:p>113549,714202847</text:p>
          </table:table-cell>
          <table:table-cell office:value-type="float" office:value="82156.8778636137" calcext:value-type="float">
            <text:p>82156,8778636137</text:p>
          </table:table-cell>
          <table:table-cell office:value-type="float" office:value="203220.831468872" calcext:value-type="float">
            <text:p>203220,831468872</text:p>
          </table:table-cell>
          <table:table-cell office:value-type="float" office:value="40540.4481921206" calcext:value-type="float">
            <text:p>40540,4481921206</text:p>
          </table:table-cell>
          <table:table-cell office:value-type="float" office:value="2.32745995719278" calcext:value-type="float">
            <text:p>2,32745995719278</text:p>
          </table:table-cell>
          <table:table-cell office:value-type="float" office:value="3.26029985983526" calcext:value-type="float">
            <text:p>3,26029985983526</text:p>
          </table:table-cell>
          <table:table-cell office:value-type="float" office:value="16.5036922442517" calcext:value-type="float">
            <text:p>16,5036922442517</text:p>
          </table:table-cell>
          <table:table-cell office:value-type="float" office:value="0.0291730428506919" calcext:value-type="float">
            <text:p>0,0291730428506919</text:p>
          </table:table-cell>
          <table:table-cell office:value-type="float" office:value="9.77257074400533" calcext:value-type="float">
            <text:p>9,77257074400533</text:p>
          </table:table-cell>
          <table:table-cell office:value-type="float" office:value="14.5205343450285" calcext:value-type="float">
            <text:p>14,5205343450285</text:p>
          </table:table-cell>
          <table:table-cell office:value-type="float" office:value="7.94241247826666" calcext:value-type="float">
            <text:p>7,94241247826666</text:p>
          </table:table-cell>
          <table:table-cell office:value-type="float" office:value="1.55550944459202" calcext:value-type="float">
            <text:p>1,55550944459202</text:p>
          </table:table-cell>
          <table:table-cell office:value-type="float" office:value="2.60937819871543" calcext:value-type="float">
            <text:p>2,60937819871543</text:p>
          </table:table-cell>
          <table:table-cell office:value-type="float" office:value="12.468308068632" calcext:value-type="float">
            <text:p>12,468308068632</text:p>
          </table:table-cell>
          <table:table-cell office:value-type="float" office:value="7.4940453252581" calcext:value-type="float">
            <text:p>7,4940453252581</text:p>
          </table:table-cell>
          <table:table-cell office:value-type="float" office:value="5.4221833213225" calcext:value-type="float">
            <text:p>5,4221833213225</text:p>
          </table:table-cell>
          <table:table-cell office:value-type="float" office:value="13.4121528420912" calcext:value-type="float">
            <text:p>13,4121528420912</text:p>
          </table:table-cell>
          <table:table-cell office:value-type="float" office:value="2.67558538910362" calcext:value-type="float">
            <text:p>2,6755853891036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09041.00000001" calcext:value-type="float">
            <text:p>1909041,00000001</text:p>
          </table:table-cell>
          <table:table-cell office:value-type="float" office:value="303031.497664011" calcext:value-type="float">
            <text:p>303031,497664011</text:p>
          </table:table-cell>
          <table:table-cell office:value-type="float" office:value="309707.97304471" calcext:value-type="float">
            <text:p>309707,97304471</text:p>
          </table:table-cell>
          <table:table-cell office:value-type="float" office:value="612739.470708722" calcext:value-type="float">
            <text:p>612739,470708722</text:p>
          </table:table-cell>
          <table:table-cell office:value-type="float" office:value="6003788.00000004" calcext:value-type="float">
            <text:p>6003788,00000004</text:p>
          </table:table-cell>
          <table:table-cell office:value-type="float" office:value="1211355.74348546" calcext:value-type="float">
            <text:p>1211355,74348546</text:p>
          </table:table-cell>
          <table:table-cell office:value-type="float" office:value="1040788.39282224" calcext:value-type="float">
            <text:p>1040788,39282224</text:p>
          </table:table-cell>
          <table:table-cell office:value-type="float" office:value="2252144.1363077" calcext:value-type="float">
            <text:p>2252144,1363077</text:p>
          </table:table-cell>
          <table:table-cell office:value-type="float" office:value="1120130.38592912" calcext:value-type="float">
            <text:p>1120130,38592912</text:p>
          </table:table-cell>
          <table:table-cell office:value-type="float" office:value="276588.493937501" calcext:value-type="float">
            <text:p>276588,493937501</text:p>
          </table:table-cell>
          <table:table-cell office:value-type="float" office:value="210857.494856755" calcext:value-type="float">
            <text:p>210857,494856755</text:p>
          </table:table-cell>
          <table:table-cell office:value-type="float" office:value="487445.988794256" calcext:value-type="float">
            <text:p>487445,988794256</text:p>
          </table:table-cell>
          <table:table-cell office:value-type="float" office:value="15.8734934275382" calcext:value-type="float">
            <text:p>15,8734934275382</text:p>
          </table:table-cell>
          <table:table-cell office:value-type="float" office:value="39.2" calcext:value-type="float">
            <text:p>39,2</text:p>
          </table:table-cell>
          <table:table-cell office:value-type="float" office:value="6.22240942359498" calcext:value-type="float">
            <text:p>6,22240942359498</text:p>
          </table:table-cell>
          <table:table-cell office:value-type="float" office:value="38510.0346750801" calcext:value-type="float">
            <text:p>38510,0346750801</text:p>
          </table:table-cell>
          <table:table-cell office:value-type="float" office:value="58058.4064119207" calcext:value-type="float">
            <text:p>58058,4064119207</text:p>
          </table:table-cell>
          <table:table-cell office:value-type="float" office:value="251252.821080311" calcext:value-type="float">
            <text:p>251252,821080311</text:p>
          </table:table-cell>
          <table:table-cell office:value-type="float" office:value="515.139356611027" calcext:value-type="float">
            <text:p>515,139356611027</text:p>
          </table:table-cell>
          <table:table-cell office:value-type="float" office:value="199738.706498743" calcext:value-type="float">
            <text:p>199738,706498743</text:p>
          </table:table-cell>
          <table:table-cell office:value-type="float" office:value="286112.428378894" calcext:value-type="float">
            <text:p>286112,428378894</text:p>
          </table:table-cell>
          <table:table-cell office:value-type="float" office:value="125023.257282739" calcext:value-type="float">
            <text:p>125023,257282739</text:p>
          </table:table-cell>
          <table:table-cell office:value-type="float" office:value="26802.0301287359" calcext:value-type="float">
            <text:p>26802,0301287359</text:p>
          </table:table-cell>
          <table:table-cell office:value-type="float" office:value="50682.6299698921" calcext:value-type="float">
            <text:p>50682,6299698921</text:p>
          </table:table-cell>
          <table:table-cell office:value-type="float" office:value="205001.538229344" calcext:value-type="float">
            <text:p>205001,538229344</text:p>
          </table:table-cell>
          <table:table-cell office:value-type="float" office:value="16735.5042624728" calcext:value-type="float">
            <text:p>16735,5042624728</text:p>
          </table:table-cell>
          <table:table-cell office:value-type="float" office:value="109527.224461375" calcext:value-type="float">
            <text:p>109527,224461375</text:p>
          </table:table-cell>
          <table:table-cell office:value-type="float" office:value="277890.398863524" calcext:value-type="float">
            <text:p>277890,398863524</text:p>
          </table:table-cell>
          <table:table-cell office:value-type="float" office:value="45174.6057309166" calcext:value-type="float">
            <text:p>45174,6057309166</text:p>
          </table:table-cell>
          <table:table-cell office:value-type="float" office:value="2.70050553541069" calcext:value-type="float">
            <text:p>2,70050553541069</text:p>
          </table:table-cell>
          <table:table-cell office:value-type="float" office:value="4.07132969926854" calcext:value-type="float">
            <text:p>4,07132969926854</text:p>
          </table:table-cell>
          <table:table-cell office:value-type="float" office:value="17.619034618891" calcext:value-type="float">
            <text:p>17,619034618891</text:p>
          </table:table-cell>
          <table:table-cell office:value-type="float" office:value="0.0271038452663566" calcext:value-type="float">
            <text:p>0,0271038452663566</text:p>
          </table:table-cell>
          <table:table-cell office:value-type="float" office:value="10.5091698492218" calcext:value-type="float">
            <text:p>10,5091698492218</text:p>
          </table:table-cell>
          <table:table-cell office:value-type="float" office:value="15.053687682843" calcext:value-type="float">
            <text:p>15,053687682843</text:p>
          </table:table-cell>
          <table:table-cell office:value-type="float" office:value="6.57804723440286" calcext:value-type="float">
            <text:p>6,57804723440286</text:p>
          </table:table-cell>
          <table:table-cell office:value-type="float" office:value="1.87948495330054" calcext:value-type="float">
            <text:p>1,87948495330054</text:p>
          </table:table-cell>
          <table:table-cell office:value-type="float" office:value="3.55410541532005" calcext:value-type="float">
            <text:p>3,55410541532005</text:p>
          </table:table-cell>
          <table:table-cell office:value-type="float" office:value="14.3756761952304" calcext:value-type="float">
            <text:p>14,3756761952304</text:p>
          </table:table-cell>
          <table:table-cell office:value-type="float" office:value="0.880531670048685" calcext:value-type="float">
            <text:p>0,880531670048685</text:p>
          </table:table-cell>
          <table:table-cell office:value-type="float" office:value="5.76272984418107" calcext:value-type="float">
            <text:p>5,76272984418107</text:p>
          </table:table-cell>
          <table:table-cell office:value-type="float" office:value="14.621088983287" calcext:value-type="float">
            <text:p>14,621088983287</text:p>
          </table:table-cell>
          <table:table-cell office:value-type="float" office:value="2.37684329101641" calcext:value-type="float">
            <text:p>2,3768432910164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85732.999999979" calcext:value-type="float">
            <text:p>785732,999999979</text:p>
          </table:table-cell>
          <table:table-cell office:value-type="float" office:value="37284.6274834956" calcext:value-type="float">
            <text:p>37284,6274834956</text:p>
          </table:table-cell>
          <table:table-cell office:value-type="float" office:value="48528.5480641332" calcext:value-type="float">
            <text:p>48528,5480641332</text:p>
          </table:table-cell>
          <table:table-cell office:value-type="float" office:value="85813.1755476287" calcext:value-type="float">
            <text:p>85813,1755476287</text:p>
          </table:table-cell>
          <table:table-cell office:value-type="float" office:value="2570160.00000001" calcext:value-type="float">
            <text:p>2570160,00000001</text:p>
          </table:table-cell>
          <table:table-cell office:value-type="float" office:value="181127.614614625" calcext:value-type="float">
            <text:p>181127,614614625</text:p>
          </table:table-cell>
          <table:table-cell office:value-type="float" office:value="204148.099349179" calcext:value-type="float">
            <text:p>204148,099349179</text:p>
          </table:table-cell>
          <table:table-cell office:value-type="float" office:value="385275.713963804" calcext:value-type="float">
            <text:p>385275,713963804</text:p>
          </table:table-cell>
          <table:table-cell office:value-type="float" office:value="479026.478567041" calcext:value-type="float">
            <text:p>479026,478567041</text:p>
          </table:table-cell>
          <table:table-cell office:value-type="float" office:value="48575.4624194375" calcext:value-type="float">
            <text:p>48575,4624194375</text:p>
          </table:table-cell>
          <table:table-cell office:value-type="float" office:value="52306.8185116501" calcext:value-type="float">
            <text:p>52306,8185116501</text:p>
          </table:table-cell>
          <table:table-cell office:value-type="float" office:value="100882.280931088" calcext:value-type="float">
            <text:p>100882,280931088</text:p>
          </table:table-cell>
          <table:table-cell office:value-type="float" office:value="4.74520320305964" calcext:value-type="float">
            <text:p>4,74520320305964</text:p>
          </table:table-cell>
          <table:table-cell office:value-type="float" office:value="39.77" calcext:value-type="float">
            <text:p>39,77</text:p>
          </table:table-cell>
          <table:table-cell office:value-type="float" office:value="1.88716731385682" calcext:value-type="float">
            <text:p>1,88716731385682</text:p>
          </table:table-cell>
          <table:table-cell office:value-type="float" office:value="6346.99062437051" calcext:value-type="float">
            <text:p>6346,99062437051</text:p>
          </table:table-cell>
          <table:table-cell office:value-type="float" office:value="11992.8069733827" calcext:value-type="float">
            <text:p>11992,8069733827</text:p>
          </table:table-cell>
          <table:table-cell office:value-type="float" office:value="30534.291819265" calcext:value-type="float">
            <text:p>30534,291819265</text:p>
          </table:table-cell>
          <table:table-cell office:value-type="float" office:value="126.828246032415" calcext:value-type="float">
            <text:p>126,828246032415</text:p>
          </table:table-cell>
          <table:table-cell office:value-type="float" office:value="13392.6330070231" calcext:value-type="float">
            <text:p>13392,6330070231</text:p>
          </table:table-cell>
          <table:table-cell office:value-type="float" office:value="27068.5457251855" calcext:value-type="float">
            <text:p>27068,5457251855</text:p>
          </table:table-cell>
          <table:table-cell office:value-type="float" office:value="9661.31196694651" calcext:value-type="float">
            <text:p>9661,31196694651</text:p>
          </table:table-cell>
          <table:table-cell office:value-type="float" office:value="3301.35465274187" calcext:value-type="float">
            <text:p>3301,35465274187</text:p>
          </table:table-cell>
          <table:table-cell office:value-type="float" office:value="11051.4940489342" calcext:value-type="float">
            <text:p>11051,4940489342</text:p>
          </table:table-cell>
          <table:table-cell office:value-type="float" office:value="25535.7789677662" calcext:value-type="float">
            <text:p>25535,7789677662</text:p>
          </table:table-cell>
          <table:table-cell office:value-type="float" office:value="6343.90549690001" calcext:value-type="float">
            <text:p>6343,90549690001</text:p>
          </table:table-cell>
          <table:table-cell office:value-type="float" office:value="24090.2578805859" calcext:value-type="float">
            <text:p>24090,2578805859</text:p>
          </table:table-cell>
          <table:table-cell office:value-type="float" office:value="31094.0429301483" calcext:value-type="float">
            <text:p>31094,0429301483</text:p>
          </table:table-cell>
          <table:table-cell office:value-type="float" office:value="7179.94816130218" calcext:value-type="float">
            <text:p>7179,94816130218</text:p>
          </table:table-cell>
          <table:table-cell office:value-type="float" office:value="3.56555761794348" calcext:value-type="float">
            <text:p>3,56555761794348</text:p>
          </table:table-cell>
          <table:table-cell office:value-type="float" office:value="6.73721560266388" calcext:value-type="float">
            <text:p>6,73721560266388</text:p>
          </table:table-cell>
          <table:table-cell office:value-type="float" office:value="17.1532909449488" calcext:value-type="float">
            <text:p>17,1532909449488</text:p>
          </table:table-cell>
          <table:table-cell office:value-type="float" office:value="0.0534577412354511" calcext:value-type="float">
            <text:p>0,0534577412354511</text:p>
          </table:table-cell>
          <table:table-cell office:value-type="float" office:value="5.64495632595775" calcext:value-type="float">
            <text:p>5,64495632595775</text:p>
          </table:table-cell>
          <table:table-cell office:value-type="float" office:value="11.4093142360978" calcext:value-type="float">
            <text:p>11,4093142360978</text:p>
          </table:table-cell>
          <table:table-cell office:value-type="float" office:value="4.07221523028865" calcext:value-type="float">
            <text:p>4,07221523028865</text:p>
          </table:table-cell>
          <table:table-cell office:value-type="float" office:value="1.85460652587373" calcext:value-type="float">
            <text:p>1,85460652587373</text:p>
          </table:table-cell>
          <table:table-cell office:value-type="float" office:value="6.2084129515699" calcext:value-type="float">
            <text:p>6,2084129515699</text:p>
          </table:table-cell>
          <table:table-cell office:value-type="float" office:value="14.3452695327827" calcext:value-type="float">
            <text:p>14,3452695327827</text:p>
          </table:table-cell>
          <table:table-cell office:value-type="float" office:value="2.67393793641806" calcext:value-type="float">
            <text:p>2,67393793641806</text:p>
          </table:table-cell>
          <table:table-cell office:value-type="float" office:value="10.1539744683255" calcext:value-type="float">
            <text:p>10,1539744683255</text:p>
          </table:table-cell>
          <table:table-cell office:value-type="float" office:value="13.1060497398904" calcext:value-type="float">
            <text:p>13,1060497398904</text:p>
          </table:table-cell>
          <table:table-cell office:value-type="float" office:value="3.02632751692197" calcext:value-type="float">
            <text:p>3,026327516921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dc:date>2023-08-21T11:24:09.206000000</dc:date>
    <meta:editing-duration>PT1M52S</meta:editing-duration>
    <meta:editing-cycles>1</meta:editing-cycles>
    <meta:document-statistic meta:table-count="1" meta:cell-count="1232" meta:object-count="0"/>
  </office:meta>
</office:document-meta>
</file>